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1.243541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93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style-name="ce2"/>
          <table:table-cell office:value-type="string" table:number-columns-spanned="4" table:number-rows-spanned="1" table:style-name="ce3">
            <text:p>Calc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Exhaustive</text:p>
          </table:table-cell>
          <table:table-cell office:value-type="string" table:style-name="ce2">
            <text:p>Quick</text:p>
          </table:table-cell>
          <table:table-cell office:value-type="string" table:style-name="ce2">
            <text:p>MILP</text:p>
          </table:table-cell>
          <table:table-cell office:value-type="string" table:style-name="ce2">
            <text:p>QM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an</text:p>
          </table:table-cell>
          <table:table-cell office:value-type="float" office:value="178.98644999999982" table:formula="of:=AVERAGE(['sa-exhaustive-power-usage'.B:.B])" table:style-name="ce2">
            <text:p>178.98645</text:p>
          </table:table-cell>
          <table:table-cell office:value-type="float" office:value="184.5163499999999" table:formula="of:=AVERAGE(['sa-quick-power-usage'.B:.B])" table:style-name="ce2">
            <text:p>184.51635</text:p>
          </table:table-cell>
          <table:table-cell office:value-type="float" office:value="176.55" table:formula="of:=AVERAGE(['milp-power-usage'.B:.B])" table:style-name="ce2">
            <text:p>176.55</text:p>
          </table:table-cell>
          <table:table-cell office:value-type="float" office:value="426.15" table:formula="of:=AVERAGE(['qm-power-usage'.B:.B])" table:style-name="ce2">
            <text:p>426.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n</text:p>
          </table:table-cell>
          <table:table-cell office:value-type="float" office:value="30" table:formula="of:=COM.MICROSOFT.MINIFS(['sa-exhaustive-power-usage'.B:.B]; ['sa-exhaustive-power-usage'.B:.B]; &quot;&gt;0&quot;)" table:style-name="ce2">
            <text:p>30</text:p>
          </table:table-cell>
          <table:table-cell office:value-type="float" office:value="30" table:formula="of:=COM.MICROSOFT.MINIFS(['sa-quick-power-usage'.B:.B];['sa-quick-power-usage'.B:.B];&quot;&gt;0&quot;)" table:style-name="ce2">
            <text:p>30</text:p>
          </table:table-cell>
          <table:table-cell office:value-type="float" office:value="30" table:formula="of:=COM.MICROSOFT.MINIFS(['milp-power-usage'.B:.B];['milp-power-usage'.B:.B];&quot;&gt;0&quot;)" table:style-name="ce2">
            <text:p>30</text:p>
          </table:table-cell>
          <table:table-cell office:value-type="float" office:value="60" table:formula="of:=COM.MICROSOFT.MINIFS(['qm-power-usage'.B:.B];['qm-power-usage'.B:.B];&quot;&gt;0&quot;)" table:style-name="ce2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1150.95" table:formula="of:=MAX(['sa-exhaustive-power-usage'.B:.B])" table:style-name="ce2">
            <text:p>1150.95</text:p>
          </table:table-cell>
          <table:table-cell office:value-type="float" office:value="1120.95" table:formula="of:=MAX(['sa-quick-power-usage'.B:.B])" table:style-name="ce2">
            <text:p>1120.95</text:p>
          </table:table-cell>
          <table:table-cell office:value-type="float" office:value="1910" table:formula="of:=MAX(['milp-power-usage'.B:.B])" table:style-name="ce2">
            <text:p>1910</text:p>
          </table:table-cell>
          <table:table-cell office:value-type="float" office:value="1880" table:formula="of:=MAX(['qm-power-usage'.B:.B])" table:style-name="ce2">
            <text:p>1880</text:p>
          </table:table-cell>
          <table:table-cell table:number-columns-repeated="16379"/>
        </table:table-row>
        <table:table-row table:number-rows-repeated="1048571" table:style-name="ro2">
          <table:table-cell table:number-columns-repeated="16384"/>
        </table:table-row>
      </table:table>
      <table:table table:name="sa-exhaustive-power-usage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E-2" table:style-name="ce1">
            <text:p>0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ce1">
            <text:p>0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ce1">
            <text:p>0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ce1">
            <text:p>0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ce1">
            <text:p>0.1200000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ce1">
            <text:p>0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ce1">
            <text:p>0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92" table:style-name="ce1">
            <text:p>0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16" table:style-name="ce1">
            <text:p>0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ce1">
            <text:p>0.24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ce1">
            <text:p>0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ce1">
            <text:p>0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6" table:style-name="ce1">
            <text:p>0.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ce1">
            <text:p>0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ce1">
            <text:p>0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32" table:style-name="ce1">
            <text:p>0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ce1">
            <text:p>0.480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04" table:style-name="ce1">
            <text:p>0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ce1">
            <text:p>0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ce1">
            <text:p>0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ce1">
            <text:p>0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24" table:style-name="ce1">
            <text:p>0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ce1">
            <text:p>0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ce1">
            <text:p>0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ce1">
            <text:p>0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2" table:style-name="ce1">
            <text:p>0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ce1">
            <text:p>0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ce1">
            <text:p>0.7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ce1">
            <text:p>0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ce1">
            <text:p>0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ce1">
            <text:p>0.8400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ce1">
            <text:p>0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ce1">
            <text:p>0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ce1">
            <text:p>0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ce1">
            <text:p>0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ce1">
            <text:p>0.96000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ce1">
            <text:p>0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08" table:style-name="ce1">
            <text:p>1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ce1">
            <text:p>1.03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56" table:style-name="ce1">
            <text:p>1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8" table:style-name="ce1">
            <text:p>1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ce1">
            <text:p>1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ce1">
            <text:p>1.1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ce1">
            <text:p>1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ce1">
            <text:p>1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24" table:style-name="ce1">
            <text:p>1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48" table:style-name="ce1">
            <text:p>1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72" table:style-name="ce1">
            <text:p>1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96" table:style-name="ce1">
            <text:p>1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2" table:style-name="ce1">
            <text:p>1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ce1">
            <text:p>1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ce1">
            <text:p>1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ce1">
            <text:p>1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ce1">
            <text:p>1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4" table:style-name="ce1">
            <text:p>1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64" table:style-name="ce1">
            <text:p>1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88" table:style-name="ce1">
            <text:p>1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12" table:style-name="ce1">
            <text:p>1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36" table:style-name="ce1">
            <text:p>1.5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ce1">
            <text:p>1.5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ce1">
            <text:p>1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ce1">
            <text:p>1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ce1">
            <text:p>1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ce1">
            <text:p>1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ce1">
            <text:p>1.68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04" table:style-name="ce1">
            <text:p>1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28" table:style-name="ce1">
            <text:p>1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52" table:style-name="ce1">
            <text:p>1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76" table:style-name="ce1">
            <text:p>1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ce1">
            <text:p>1.8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ce1">
            <text:p>1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ce1">
            <text:p>1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ce1">
            <text:p>1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ce1">
            <text:p>1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ce1">
            <text:p>1.9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44" table:style-name="ce1">
            <text:p>1.9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68" table:style-name="ce1">
            <text:p>1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92" table:style-name="ce1">
            <text:p>1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16" table:style-name="ce1">
            <text:p>2.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ce1">
            <text:p>2.064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ce1">
            <text:p>2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ce1">
            <text:p>2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ce1">
            <text:p>2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ce1">
            <text:p>2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ce1">
            <text:p>2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ce1">
            <text:p>2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ce1">
            <text:p>2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ce1">
            <text:p>2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ce1">
            <text:p>2.3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ce1">
            <text:p>2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ce1">
            <text:p>2.4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48" table:style-name="ce1">
            <text:p>2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ce1">
            <text:p>2.47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96" table:style-name="ce1">
            <text:p>2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2" table:style-name="ce1">
            <text:p>2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44" table:style-name="ce1">
            <text:p>2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ce1">
            <text:p>2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ce1">
            <text:p>2.5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ce1">
            <text:p>2.6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ce1">
            <text:p>2.6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ce1">
            <text:p>2.6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ce1">
            <text:p>2.71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ce1">
            <text:p>2.7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6" table:style-name="ce1">
            <text:p>2.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ce1">
            <text:p>2.7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ce1">
            <text:p>2.8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ce1">
            <text:p>2.8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ce1">
            <text:p>2.8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8" table:style-name="ce1">
            <text:p>2.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ce1">
            <text:p>2.9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ce1">
            <text:p>2.9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ce1">
            <text:p>2.95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76" table:style-name="ce1">
            <text:p>2.9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24" table:style-name="ce1">
            <text:p>3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48" table:style-name="ce1">
            <text:p>3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ce1">
            <text:p>3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ce1">
            <text:p>3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ce1">
            <text:p>3.1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ce1">
            <text:p>3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ce1">
            <text:p>3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ce1">
            <text:p>3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ce1">
            <text:p>3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4" table:style-name="ce1">
            <text:p>3.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ce1">
            <text:p>3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ce1">
            <text:p>3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ce1">
            <text:p>3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ce1">
            <text:p>3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ce1">
            <text:p>3.3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ce1">
            <text:p>3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ce1">
            <text:p>3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ce1">
            <text:p>3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56" table:style-name="ce1">
            <text:p>3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8" table:style-name="ce1">
            <text:p>3.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04" table:style-name="ce1">
            <text:p>3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28" table:style-name="ce1">
            <text:p>3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52" table:style-name="ce1">
            <text:p>3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ce1">
            <text:p>3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ce1">
            <text:p>3.6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ce1">
            <text:p>3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ce1">
            <text:p>3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ce1">
            <text:p>3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ce1">
            <text:p>3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2" table:style-name="ce1">
            <text:p>3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ce1">
            <text:p>3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ce1">
            <text:p>3.768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ce1">
            <text:p>3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ce1">
            <text:p>3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ce1">
            <text:p>3.84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ce1">
            <text:p>3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ce1">
            <text:p>3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ce1">
            <text:p>3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ce1">
            <text:p>3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6" table:style-name="ce1">
            <text:p>3.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84" table:style-name="ce1">
            <text:p>3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08" table:style-name="ce1">
            <text:p>4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32" table:style-name="ce1">
            <text:p>4.0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56" table:style-name="ce1">
            <text:p>4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8" table:style-name="ce1">
            <text:p>4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ce1">
            <text:p>4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ce1">
            <text:p>4.128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ce1">
            <text:p>4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ce1">
            <text:p>4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ce1">
            <text:p>4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ce1">
            <text:p>4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ce1">
            <text:p>4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ce1">
            <text:p>4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2" table:style-name="ce1">
            <text:p>4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ce1">
            <text:p>4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ce1">
            <text:p>4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ce1">
            <text:p>4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ce1">
            <text:p>4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ce1">
            <text:p>4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ce1">
            <text:p>4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ce1">
            <text:p>4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ce1">
            <text:p>4.536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ce1">
            <text:p>4.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ce1">
            <text:p>4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ce1">
            <text:p>4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ce1">
            <text:p>4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ce1">
            <text:p>4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8" table:style-name="ce1">
            <text:p>4.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ce1">
            <text:p>4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ce1">
            <text:p>4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ce1">
            <text:p>4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ce1">
            <text:p>4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ce1">
            <text:p>4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ce1">
            <text:p>4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ce1">
            <text:p>4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ce1">
            <text:p>4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2" table:style-name="ce1">
            <text:p>4.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ce1">
            <text:p>4.944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68" table:style-name="ce1">
            <text:p>4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92" table:style-name="ce1">
            <text:p>4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ce1">
            <text:p>5.016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4" table:style-name="ce1">
            <text:p>5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ce1">
            <text:p>5.0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ce1">
            <text:p>5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ce1">
            <text:p>5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ce1">
            <text:p>5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6" table:style-name="ce1">
            <text:p>5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ce1">
            <text:p>5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ce1">
            <text:p>5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ce1">
            <text:p>5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ce1">
            <text:p>5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8" table:style-name="ce1">
            <text:p>5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ce1">
            <text:p>5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ce1">
            <text:p>5.3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ce1">
            <text:p>5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ce1">
            <text:p>5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ce1">
            <text:p>5.424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ce1">
            <text:p>5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ce1">
            <text:p>5.4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ce1">
            <text:p>5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2" table:style-name="ce1">
            <text:p>5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ce1">
            <text:p>5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ce1">
            <text:p>5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ce1">
            <text:p>5.5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ce1">
            <text:p>5.6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4" table:style-name="ce1">
            <text:p>5.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ce1">
            <text:p>5.6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ce1">
            <text:p>5.6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ce1">
            <text:p>5.71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ce1">
            <text:p>5.73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6" table:style-name="ce1">
            <text:p>5.7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ce1">
            <text:p>5.78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ce1">
            <text:p>5.80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ce1">
            <text:p>5.832000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ce1">
            <text:p>5.85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88" table:style-name="ce1">
            <text:p>5.8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ce1">
            <text:p>5.904000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ce1">
            <text:p>5.92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952" table:style-name="ce1">
            <text:p>5.95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976" table:style-name="ce1">
            <text:p>5.97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24" table:style-name="ce1">
            <text:p>6.02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48" table:style-name="ce1">
            <text:p>6.04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ce1">
            <text:p>6.07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ce1">
            <text:p>6.09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12" table:style-name="ce1">
            <text:p>6.1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ce1">
            <text:p>6.1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ce1">
            <text:p>6.1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ce1">
            <text:p>6.1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ce1">
            <text:p>6.2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ce1">
            <text:p>6.240000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ce1">
            <text:p>6.2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ce1">
            <text:p>6.2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ce1">
            <text:p>6.3120003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ce1">
            <text:p>6.3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36" table:style-name="ce1">
            <text:p>6.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ce1">
            <text:p>6.3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ce1">
            <text:p>6.40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ce1">
            <text:p>6.4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ce1">
            <text:p>6.4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48" table:style-name="ce1">
            <text:p>6.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ce1">
            <text:p>6.5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ce1">
            <text:p>6.52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ce1">
            <text:p>6.5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ce1">
            <text:p>6.5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ce1">
            <text:p>6.6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ce1">
            <text:p>6.648000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ce1">
            <text:p>6.6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ce1">
            <text:p>6.6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ce1">
            <text:p>6.7200003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ce1">
            <text:p>6.7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ce1">
            <text:p>6.7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ce1">
            <text:p>6.7920003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ce1">
            <text:p>6.8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84" table:style-name="ce1">
            <text:p>6.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ce1">
            <text:p>6.8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ce1">
            <text:p>6.8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ce1">
            <text:p>6.9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ce1">
            <text:p>6.936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6.96" table:style-name="ce1">
            <text:p>6.96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6.984" table:style-name="ce1">
            <text:p>6.984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008" table:style-name="ce1">
            <text:p>7.008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032" table:style-name="ce1">
            <text:p>7.03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056" table:style-name="ce1">
            <text:p>7.056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08" table:style-name="ce1">
            <text:p>7.08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ce1">
            <text:p>7.104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ce1">
            <text:p>7.1280003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ce1">
            <text:p>7.15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ce1">
            <text:p>7.176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ce1">
            <text:p>7.2000003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ce1">
            <text:p>7.2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ce1">
            <text:p>7.2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ce1">
            <text:p>7.2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ce1">
            <text:p>7.2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32" table:style-name="ce1">
            <text:p>7.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ce1">
            <text:p>7.34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ce1">
            <text:p>7.36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ce1">
            <text:p>7.39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ce1">
            <text:p>7.41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44" table:style-name="ce1">
            <text:p>7.4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ce1">
            <text:p>7.46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ce1">
            <text:p>7.48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ce1">
            <text:p>7.51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ce1">
            <text:p>7.5360003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56" table:style-name="ce1">
            <text:p>7.5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ce1">
            <text:p>7.58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ce1">
            <text:p>7.6080003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ce1">
            <text:p>7.63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ce1">
            <text:p>7.65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ce1">
            <text:p>7.6800003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ce1">
            <text:p>7.704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ce1">
            <text:p>7.72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ce1">
            <text:p>7.75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ce1">
            <text:p>7.77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ce1">
            <text:p>7.82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ce1">
            <text:p>7.84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ce1">
            <text:p>7.87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ce1">
            <text:p>7.89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92" table:style-name="ce1">
            <text:p>7.9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ce1">
            <text:p>7.944000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968" table:style-name="ce1">
            <text:p>7.96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992" table:style-name="ce1">
            <text:p>7.99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016" table:style-name="ce1">
            <text:p>8.01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ce1">
            <text:p>8.04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ce1">
            <text:p>8.064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ce1">
            <text:p>8.088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ce1">
            <text:p>8.112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ce1">
            <text:p>8.13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16" table:style-name="ce1">
            <text:p>8.1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ce1">
            <text:p>8.184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ce1">
            <text:p>8.208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ce1">
            <text:p>8.232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ce1">
            <text:p>8.2560005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ce1">
            <text:p>8.28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ce1">
            <text:p>8.304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ce1">
            <text:p>8.328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ce1">
            <text:p>8.352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ce1">
            <text:p>8.376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ce1">
            <text:p>8.424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ce1">
            <text:p>8.448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ce1">
            <text:p>8.472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ce1">
            <text:p>8.496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52" table:style-name="ce1">
            <text:p>8.52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ce1">
            <text:p>8.544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ce1">
            <text:p>8.568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ce1">
            <text:p>8.592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ce1">
            <text:p>8.616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64" table:style-name="ce1">
            <text:p>8.64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ce1">
            <text:p>8.6640005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ce1">
            <text:p>8.688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ce1">
            <text:p>8.712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ce1">
            <text:p>8.736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ce1">
            <text:p>8.784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ce1">
            <text:p>8.808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ce1">
            <text:p>8.832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ce1">
            <text:p>8.85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ce1">
            <text:p>8.8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ce1">
            <text:p>8.90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ce1">
            <text:p>8.92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952" table:style-name="ce1">
            <text:p>8.95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ce1">
            <text:p>8.976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ce1">
            <text:p>9.024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048" table:style-name="ce1">
            <text:p>9.048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ce1">
            <text:p>9.0720005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ce1">
            <text:p>9.096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ce1">
            <text:p>9.12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ce1">
            <text:p>9.144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ce1">
            <text:p>9.168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ce1">
            <text:p>9.192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ce1">
            <text:p>9.216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24" table:style-name="ce1">
            <text:p>9.24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ce1">
            <text:p>9.264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ce1">
            <text:p>9.288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ce1">
            <text:p>9.312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ce1">
            <text:p>9.336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36" table:style-name="ce1">
            <text:p>9.36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ce1">
            <text:p>9.38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ce1">
            <text:p>9.40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ce1">
            <text:p>9.43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ce1">
            <text:p>9.45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ce1">
            <text:p>9.4800005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ce1">
            <text:p>9.504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ce1">
            <text:p>9.528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ce1">
            <text:p>9.55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ce1">
            <text:p>9.576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ce1">
            <text:p>9.624001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ce1">
            <text:p>9.648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ce1">
            <text:p>9.67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ce1">
            <text:p>9.696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ce1">
            <text:p>9.72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ce1">
            <text:p>9.744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ce1">
            <text:p>9.768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ce1">
            <text:p>9.79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ce1">
            <text:p>9.81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84" table:style-name="ce1">
            <text:p>9.8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ce1">
            <text:p>9.86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ce1">
            <text:p>9.8880005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ce1">
            <text:p>9.91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ce1">
            <text:p>9.93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ce1">
            <text:p>9.9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9.984" table:style-name="ce1">
            <text:p>9.98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ce1">
            <text:p>10.00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ce1">
            <text:p>10.032001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ce1">
            <text:p>10.05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10.08" table:style-name="ce1">
            <text:p>10.0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ce1">
            <text:p>10.10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10.128" table:style-name="ce1">
            <text:p>10.128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ce1">
            <text:p>10.15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176" table:style-name="ce1">
            <text:p>10.176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224" table:style-name="ce1">
            <text:p>10.224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ce1">
            <text:p>10.248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272" table:style-name="ce1">
            <text:p>10.27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ce1">
            <text:p>10.2960005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32" table:style-name="ce1">
            <text:p>10.3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ce1">
            <text:p>10.344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368" table:style-name="ce1">
            <text:p>10.368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ce1">
            <text:p>10.39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416" table:style-name="ce1">
            <text:p>10.416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ce1">
            <text:p>10.440001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464" table:style-name="ce1">
            <text:p>10.464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488" table:style-name="ce1">
            <text:p>10.488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512" table:style-name="ce1">
            <text:p>10.512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536" table:style-name="ce1">
            <text:p>10.536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56" table:style-name="ce1">
            <text:p>10.56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584" table:style-name="ce1">
            <text:p>10.584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ce1">
            <text:p>10.608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632" table:style-name="ce1">
            <text:p>10.632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ce1">
            <text:p>10.656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68" table:style-name="ce1">
            <text:p>10.68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ce1">
            <text:p>10.704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728" table:style-name="ce1">
            <text:p>10.728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ce1">
            <text:p>10.75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776" table:style-name="ce1">
            <text:p>10.77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24" table:style-name="ce1">
            <text:p>10.824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ce1">
            <text:p>10.848001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72" table:style-name="ce1">
            <text:p>10.87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ce1">
            <text:p>10.89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92" table:style-name="ce1">
            <text:p>10.9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ce1">
            <text:p>10.9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968" table:style-name="ce1">
            <text:p>10.9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ce1">
            <text:p>10.9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016" table:style-name="ce1">
            <text:p>11.0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04" table:style-name="ce1">
            <text:p>11.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064" table:style-name="ce1">
            <text:p>11.0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ce1">
            <text:p>11.0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112" table:style-name="ce1">
            <text:p>11.1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ce1">
            <text:p>11.13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16" table:style-name="ce1">
            <text:p>11.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ce1">
            <text:p>11.18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208" table:style-name="ce1">
            <text:p>11.20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ce1">
            <text:p>11.2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ce1">
            <text:p>11.2560005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28" table:style-name="ce1">
            <text:p>11.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304" table:style-name="ce1">
            <text:p>11.3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ce1">
            <text:p>11.3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352" table:style-name="ce1">
            <text:p>11.3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ce1">
            <text:p>11.3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ce1">
            <text:p>11.400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ce1">
            <text:p>11.4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448" table:style-name="ce1">
            <text:p>11.44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472" table:style-name="ce1">
            <text:p>11.4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496" table:style-name="ce1">
            <text:p>11.4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52" table:style-name="ce1">
            <text:p>11.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544" table:style-name="ce1">
            <text:p>11.5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568" table:style-name="ce1">
            <text:p>11.5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ce1">
            <text:p>11.5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616" table:style-name="ce1">
            <text:p>11.6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64" table:style-name="ce1">
            <text:p>11.6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ce1">
            <text:p>11.6640005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ce1">
            <text:p>11.6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712" table:style-name="ce1">
            <text:p>11.71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ce1">
            <text:p>11.73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76" table:style-name="ce1">
            <text:p>11.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ce1">
            <text:p>11.78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ce1">
            <text:p>11.808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ce1">
            <text:p>11.8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856" table:style-name="ce1">
            <text:p>11.8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88" table:style-name="ce1">
            <text:p>11.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904" table:style-name="ce1">
            <text:p>11.904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ce1">
            <text:p>11.928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952" table:style-name="ce1">
            <text:p>11.95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ce1">
            <text:p>11.97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ce1">
            <text:p>12.024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048" table:style-name="ce1">
            <text:p>12.048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ce1">
            <text:p>12.0720005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2.096" table:style-name="ce1">
            <text:p>12.09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2.12" table:style-name="ce1">
            <text:p>12.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44" table:style-name="ce1">
            <text:p>12.1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ce1">
            <text:p>12.1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92" table:style-name="ce1">
            <text:p>12.1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ce1">
            <text:p>12.216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4" table:style-name="ce1">
            <text:p>12.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ce1">
            <text:p>12.2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88" table:style-name="ce1">
            <text:p>12.2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ce1">
            <text:p>12.3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36" table:style-name="ce1">
            <text:p>12.3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6" table:style-name="ce1">
            <text:p>12.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84" table:style-name="ce1">
            <text:p>12.3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ce1">
            <text:p>12.4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432" table:style-name="ce1">
            <text:p>12.4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456" table:style-name="ce1">
            <text:p>12.4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ce1">
            <text:p>12.4800005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04" table:style-name="ce1">
            <text:p>12.5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28" table:style-name="ce1">
            <text:p>12.5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52" table:style-name="ce1">
            <text:p>12.5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ce1">
            <text:p>12.5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ce1">
            <text:p>12.624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648" table:style-name="ce1">
            <text:p>12.6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ce1">
            <text:p>12.6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96" table:style-name="ce1">
            <text:p>12.6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2" table:style-name="ce1">
            <text:p>12.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44" table:style-name="ce1">
            <text:p>12.7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ce1">
            <text:p>12.7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92" table:style-name="ce1">
            <text:p>12.7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ce1">
            <text:p>12.8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4" table:style-name="ce1">
            <text:p>12.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ce1">
            <text:p>12.8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ce1">
            <text:p>12.8880005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ce1">
            <text:p>12.9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36" table:style-name="ce1">
            <text:p>12.9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6" table:style-name="ce1">
            <text:p>12.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84" table:style-name="ce1">
            <text:p>12.9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ce1">
            <text:p>13.0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ce1">
            <text:p>13.032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ce1">
            <text:p>13.0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8" table:style-name="ce1">
            <text:p>13.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ce1">
            <text:p>13.1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28" table:style-name="ce1">
            <text:p>13.1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ce1">
            <text:p>13.1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176" table:style-name="ce1">
            <text:p>13.1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224" table:style-name="ce1">
            <text:p>13.2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ce1">
            <text:p>13.2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72" table:style-name="ce1">
            <text:p>13.2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ce1">
            <text:p>13.2960005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2" table:style-name="ce1">
            <text:p>13.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ce1">
            <text:p>13.3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68" table:style-name="ce1">
            <text:p>13.3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ce1">
            <text:p>13.3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416" table:style-name="ce1">
            <text:p>13.4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ce1">
            <text:p>13.440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464" table:style-name="ce1">
            <text:p>13.4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488" table:style-name="ce1">
            <text:p>13.4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512" table:style-name="ce1">
            <text:p>13.5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536" table:style-name="ce1">
            <text:p>13.5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56" table:style-name="ce1">
            <text:p>13.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ce1">
            <text:p>13.584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ce1">
            <text:p>13.60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632" table:style-name="ce1">
            <text:p>13.6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ce1">
            <text:p>13.6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68" table:style-name="ce1">
            <text:p>13.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ce1">
            <text:p>13.7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728" table:style-name="ce1">
            <text:p>13.72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ce1">
            <text:p>13.7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776" table:style-name="ce1">
            <text:p>13.7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824" table:style-name="ce1">
            <text:p>13.8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ce1">
            <text:p>13.848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872" table:style-name="ce1">
            <text:p>13.8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ce1">
            <text:p>13.8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92" table:style-name="ce1">
            <text:p>13.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ce1">
            <text:p>13.9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968" table:style-name="ce1">
            <text:p>13.9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ce1">
            <text:p>13.99200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016" table:style-name="ce1">
            <text:p>14.01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04" table:style-name="ce1">
            <text:p>14.0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064" table:style-name="ce1">
            <text:p>14.0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ce1">
            <text:p>14.0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112" table:style-name="ce1">
            <text:p>14.1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ce1">
            <text:p>14.1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16" table:style-name="ce1">
            <text:p>14.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ce1">
            <text:p>14.1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208" table:style-name="ce1">
            <text:p>14.2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ce1">
            <text:p>14.2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ce1">
            <text:p>14.2560005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8" table:style-name="ce1">
            <text:p>14.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04" table:style-name="ce1">
            <text:p>14.3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ce1">
            <text:p>14.3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52" table:style-name="ce1">
            <text:p>14.3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ce1">
            <text:p>14.3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ce1">
            <text:p>14.400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ce1">
            <text:p>14.4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48" table:style-name="ce1">
            <text:p>14.4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72" table:style-name="ce1">
            <text:p>14.4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96" table:style-name="ce1">
            <text:p>14.4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2" table:style-name="ce1">
            <text:p>14.5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44" table:style-name="ce1">
            <text:p>14.5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68" table:style-name="ce1">
            <text:p>14.5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ce1">
            <text:p>14.5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16" table:style-name="ce1">
            <text:p>14.6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4" table:style-name="ce1">
            <text:p>14.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ce1">
            <text:p>14.6640005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ce1">
            <text:p>14.6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12" table:style-name="ce1">
            <text:p>14.7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ce1">
            <text:p>14.7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6" table:style-name="ce1">
            <text:p>14.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ce1">
            <text:p>14.7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ce1">
            <text:p>14.808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ce1">
            <text:p>14.8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56" table:style-name="ce1">
            <text:p>14.8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8" table:style-name="ce1">
            <text:p>14.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904" table:style-name="ce1">
            <text:p>14.9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ce1">
            <text:p>14.92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952" table:style-name="ce1">
            <text:p>14.9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ce1">
            <text:p>14.9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ce1">
            <text:p>15.0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48" table:style-name="ce1">
            <text:p>15.0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ce1">
            <text:p>15.0720005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96" table:style-name="ce1">
            <text:p>15.0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12" table:style-name="ce1">
            <text:p>15.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144" table:style-name="ce1">
            <text:p>15.1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ce1">
            <text:p>15.1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192" table:style-name="ce1">
            <text:p>15.1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ce1">
            <text:p>15.216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24" table:style-name="ce1">
            <text:p>15.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ce1">
            <text:p>15.26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288" table:style-name="ce1">
            <text:p>15.2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ce1">
            <text:p>15.31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336" table:style-name="ce1">
            <text:p>15.33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ce1">
            <text:p>15.360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384" table:style-name="ce1">
            <text:p>15.38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ce1">
            <text:p>15.40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32" table:style-name="ce1">
            <text:p>15.4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56" table:style-name="ce1">
            <text:p>15.4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ce1">
            <text:p>15.4800005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04" table:style-name="ce1">
            <text:p>15.5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28" table:style-name="ce1">
            <text:p>15.52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52" table:style-name="ce1">
            <text:p>15.55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ce1">
            <text:p>15.5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ce1">
            <text:p>15.624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48" table:style-name="ce1">
            <text:p>15.6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ce1">
            <text:p>15.6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96" table:style-name="ce1">
            <text:p>15.6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2" table:style-name="ce1">
            <text:p>15.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44" table:style-name="ce1">
            <text:p>15.7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ce1">
            <text:p>15.768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92" table:style-name="ce1">
            <text:p>15.7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ce1">
            <text:p>15.8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4" table:style-name="ce1">
            <text:p>15.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ce1">
            <text:p>15.8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ce1">
            <text:p>15.8880005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ce1">
            <text:p>15.9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36" table:style-name="ce1">
            <text:p>15.93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96" table:style-name="ce1">
            <text:p>15.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984" table:style-name="ce1">
            <text:p>15.98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ce1">
            <text:p>16.00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032" table:style-name="ce1">
            <text:p>16.0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ce1">
            <text:p>16.05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ce1">
            <text:p>16.0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ce1">
            <text:p>16.10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28" table:style-name="ce1">
            <text:p>16.12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ce1">
            <text:p>16.15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ce1">
            <text:p>16.17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224" table:style-name="ce1">
            <text:p>16.2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ce1">
            <text:p>16.2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ce1">
            <text:p>16.2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ce1">
            <text:p>16.2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32" table:style-name="ce1">
            <text:p>16.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ce1">
            <text:p>16.3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ce1">
            <text:p>16.3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ce1">
            <text:p>16.3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416" table:style-name="ce1">
            <text:p>16.4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ce1">
            <text:p>16.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ce1">
            <text:p>16.4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488" table:style-name="ce1">
            <text:p>16.4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ce1">
            <text:p>16.512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ce1">
            <text:p>16.5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ce1">
            <text:p>16.5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584" table:style-name="ce1">
            <text:p>16.58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ce1">
            <text:p>16.60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ce1">
            <text:p>16.63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ce1">
            <text:p>16.65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68" table:style-name="ce1">
            <text:p>16.6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ce1">
            <text:p>16.70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ce1">
            <text:p>16.72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ce1">
            <text:p>16.75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ce1">
            <text:p>16.77600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ce1">
            <text:p>16.8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ce1">
            <text:p>16.8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872" table:style-name="ce1">
            <text:p>16.8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ce1">
            <text:p>16.8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ce1">
            <text:p>16.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ce1">
            <text:p>16.9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968" table:style-name="ce1">
            <text:p>16.9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ce1">
            <text:p>16.9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ce1">
            <text:p>17.0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04" table:style-name="ce1">
            <text:p>17.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ce1">
            <text:p>17.064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ce1">
            <text:p>17.0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ce1">
            <text:p>17.1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ce1">
            <text:p>17.1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16" table:style-name="ce1">
            <text:p>17.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ce1">
            <text:p>17.1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ce1">
            <text:p>17.20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ce1">
            <text:p>17.23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256" table:style-name="ce1">
            <text:p>17.25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28" table:style-name="ce1">
            <text:p>17.2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ce1">
            <text:p>17.30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ce1">
            <text:p>17.32800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352" table:style-name="ce1">
            <text:p>17.35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ce1">
            <text:p>17.37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ce1">
            <text:p>17.42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448" table:style-name="ce1">
            <text:p>17.44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ce1">
            <text:p>17.47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ce1">
            <text:p>17.49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52" table:style-name="ce1">
            <text:p>17.5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544" table:style-name="ce1">
            <text:p>17.54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ce1">
            <text:p>17.56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ce1">
            <text:p>17.59200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616" table:style-name="ce1">
            <text:p>17.6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64" table:style-name="ce1">
            <text:p>17.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ce1">
            <text:p>17.6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ce1">
            <text:p>17.6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712" table:style-name="ce1">
            <text:p>17.7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ce1">
            <text:p>17.73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ce1">
            <text:p>17.7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ce1">
            <text:p>17.78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808" table:style-name="ce1">
            <text:p>17.80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ce1">
            <text:p>17.83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ce1">
            <text:p>17.85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ce1">
            <text:p>17.88000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904" table:style-name="ce1">
            <text:p>17.90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ce1">
            <text:p>17.92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ce1">
            <text:p>17.95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ce1">
            <text:p>17.97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ce1">
            <text:p>18.02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ce1">
            <text:p>18.04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ce1">
            <text:p>18.07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096" table:style-name="ce1">
            <text:p>18.09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12" table:style-name="ce1">
            <text:p>18.1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ce1">
            <text:p>18.14400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ce1">
            <text:p>18.16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192" table:style-name="ce1">
            <text:p>18.19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ce1">
            <text:p>18.21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ce1">
            <text:p>18.2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ce1">
            <text:p>18.26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288" table:style-name="ce1">
            <text:p>18.28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ce1">
            <text:p>18.3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ce1">
            <text:p>18.3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36" table:style-name="ce1">
            <text:p>18.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384" table:style-name="ce1">
            <text:p>18.3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ce1">
            <text:p>18.40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ce1">
            <text:p>18.4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456" table:style-name="ce1">
            <text:p>18.4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48" table:style-name="ce1">
            <text:p>18.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ce1">
            <text:p>18.5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ce1">
            <text:p>18.52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552" table:style-name="ce1">
            <text:p>18.5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ce1">
            <text:p>18.5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ce1">
            <text:p>18.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ce1">
            <text:p>18.6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648" table:style-name="ce1">
            <text:p>18.6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ce1">
            <text:p>18.6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ce1">
            <text:p>18.696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72" table:style-name="ce1">
            <text:p>18.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744" table:style-name="ce1">
            <text:p>18.7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ce1">
            <text:p>18.7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ce1">
            <text:p>18.7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ce1">
            <text:p>18.8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84" table:style-name="ce1">
            <text:p>18.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ce1">
            <text:p>18.8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ce1">
            <text:p>18.8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ce1">
            <text:p>18.9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36" table:style-name="ce1">
            <text:p>18.9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ce1">
            <text:p>18.960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ce1">
            <text:p>18.9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ce1">
            <text:p>19.0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032" table:style-name="ce1">
            <text:p>19.0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ce1">
            <text:p>19.0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ce1">
            <text:p>19.0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ce1">
            <text:p>19.1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28" table:style-name="ce1">
            <text:p>19.12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ce1">
            <text:p>19.15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ce1">
            <text:p>19.1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24" table:style-name="ce1">
            <text:p>19.2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ce1">
            <text:p>19.248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ce1">
            <text:p>19.2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ce1">
            <text:p>19.2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2" table:style-name="ce1">
            <text:p>19.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ce1">
            <text:p>19.3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ce1">
            <text:p>19.3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ce1">
            <text:p>19.3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416" table:style-name="ce1">
            <text:p>19.4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ce1">
            <text:p>19.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ce1">
            <text:p>19.4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488" table:style-name="ce1">
            <text:p>19.4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ce1">
            <text:p>19.512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ce1">
            <text:p>19.5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ce1">
            <text:p>19.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584" table:style-name="ce1">
            <text:p>19.5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ce1">
            <text:p>19.60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ce1">
            <text:p>19.6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ce1">
            <text:p>19.6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68" table:style-name="ce1">
            <text:p>19.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ce1">
            <text:p>19.70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ce1">
            <text:p>19.72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ce1">
            <text:p>19.75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ce1">
            <text:p>19.776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8" table:style-name="ce1">
            <text:p>19.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ce1">
            <text:p>19.8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ce1">
            <text:p>19.8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872" table:style-name="ce1">
            <text:p>19.8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ce1">
            <text:p>19.8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ce1">
            <text:p>19.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ce1">
            <text:p>19.9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968" table:style-name="ce1">
            <text:p>19.9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ce1">
            <text:p>19.9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ce1">
            <text:p>20.0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04" table:style-name="ce1">
            <text:p>20.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ce1">
            <text:p>20.064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ce1">
            <text:p>20.0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ce1">
            <text:p>20.1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ce1">
            <text:p>20.1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16" table:style-name="ce1">
            <text:p>20.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ce1">
            <text:p>20.1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ce1">
            <text:p>20.20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ce1">
            <text:p>20.2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256" table:style-name="ce1">
            <text:p>20.2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28" table:style-name="ce1">
            <text:p>20.2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ce1">
            <text:p>20.3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ce1">
            <text:p>20.328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352" table:style-name="ce1">
            <text:p>20.3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ce1">
            <text:p>20.3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ce1">
            <text:p>20.4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448" table:style-name="ce1">
            <text:p>20.4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ce1">
            <text:p>20.4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ce1">
            <text:p>20.4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52" table:style-name="ce1">
            <text:p>20.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544" table:style-name="ce1">
            <text:p>20.5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ce1">
            <text:p>20.5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ce1">
            <text:p>20.592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ce1">
            <text:p>20.616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64" table:style-name="ce1">
            <text:p>20.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ce1">
            <text:p>20.6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ce1">
            <text:p>20.6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712" table:style-name="ce1">
            <text:p>20.7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ce1">
            <text:p>20.7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76" table:style-name="ce1">
            <text:p>20.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ce1">
            <text:p>20.7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808" table:style-name="ce1">
            <text:p>20.80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ce1">
            <text:p>20.8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ce1">
            <text:p>20.8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ce1">
            <text:p>20.880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904" table:style-name="ce1">
            <text:p>20.9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ce1">
            <text:p>20.92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ce1">
            <text:p>20.9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ce1">
            <text:p>20.9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ce1">
            <text:p>21.0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ce1">
            <text:p>21.0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ce1">
            <text:p>21.0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096" table:style-name="ce1">
            <text:p>21.0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12" table:style-name="ce1">
            <text:p>21.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ce1">
            <text:p>21.144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ce1">
            <text:p>21.1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192" table:style-name="ce1">
            <text:p>21.1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ce1">
            <text:p>21.2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24" table:style-name="ce1">
            <text:p>21.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ce1">
            <text:p>21.2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288" table:style-name="ce1">
            <text:p>21.2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ce1">
            <text:p>21.3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ce1">
            <text:p>21.3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36" table:style-name="ce1">
            <text:p>21.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384" table:style-name="ce1">
            <text:p>21.3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ce1">
            <text:p>21.40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ce1">
            <text:p>21.432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456" table:style-name="ce1">
            <text:p>21.4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48" table:style-name="ce1">
            <text:p>21.4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ce1">
            <text:p>21.5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ce1">
            <text:p>21.5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552" table:style-name="ce1">
            <text:p>21.5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ce1">
            <text:p>21.57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" table:style-name="ce1">
            <text:p>21.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ce1">
            <text:p>21.62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1">
            <text:p>21.64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ce1">
            <text:p>21.67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ce1">
            <text:p>21.69600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2" table:style-name="ce1">
            <text:p>21.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744" table:style-name="ce1">
            <text:p>21.7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ce1">
            <text:p>21.7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ce1">
            <text:p>21.79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ce1">
            <text:p>21.81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84" table:style-name="ce1">
            <text:p>21.8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ce1">
            <text:p>21.8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ce1">
            <text:p>21.8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ce1">
            <text:p>21.91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36" table:style-name="ce1">
            <text:p>21.93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ce1">
            <text:p>21.96000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ce1">
            <text:p>21.98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ce1">
            <text:p>22.00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32" table:style-name="ce1">
            <text:p>22.03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ce1">
            <text:p>22.0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8" table:style-name="ce1">
            <text:p>22.0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ce1">
            <text:p>22.10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128" table:style-name="ce1">
            <text:p>22.12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ce1">
            <text:p>22.1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ce1">
            <text:p>22.1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" table:style-name="ce1">
            <text:p>22.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24" table:style-name="ce1">
            <text:p>22.22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ce1">
            <text:p>22.24800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ce1">
            <text:p>22.27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ce1">
            <text:p>22.29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32" table:style-name="ce1">
            <text:p>22.3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ce1">
            <text:p>22.3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ce1">
            <text:p>22.36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ce1">
            <text:p>22.39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416" table:style-name="ce1">
            <text:p>22.41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44" table:style-name="ce1">
            <text:p>22.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ce1">
            <text:p>22.46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488" table:style-name="ce1">
            <text:p>22.48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ce1">
            <text:p>22.51200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ce1">
            <text:p>22.53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56" table:style-name="ce1">
            <text:p>22.5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584" table:style-name="ce1">
            <text:p>22.58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ce1">
            <text:p>22.60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ce1">
            <text:p>22.63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ce1">
            <text:p>22.6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8" table:style-name="ce1">
            <text:p>22.6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ce1">
            <text:p>22.70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ce1">
            <text:p>22.72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ce1">
            <text:p>22.7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ce1">
            <text:p>22.77600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ce1">
            <text:p>22.8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ce1">
            <text:p>22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ce1">
            <text:p>22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72" table:style-name="ce1">
            <text:p>22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ce1">
            <text:p>22.89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2" table:style-name="ce1">
            <text:p>22.9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ce1">
            <text:p>22.94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68" table:style-name="ce1">
            <text:p>22.96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ce1">
            <text:p>22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ce1">
            <text:p>23.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4" table:style-name="ce1">
            <text:p>23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ce1">
            <text:p>23.064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ce1">
            <text:p>23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ce1">
            <text:p>23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ce1">
            <text:p>23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6" table:style-name="ce1">
            <text:p>23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ce1">
            <text:p>23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ce1">
            <text:p>23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ce1">
            <text:p>23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56" table:style-name="ce1">
            <text:p>23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8" table:style-name="ce1">
            <text:p>23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ce1">
            <text:p>23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ce1">
            <text:p>23.328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52" table:style-name="ce1">
            <text:p>23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ce1">
            <text:p>23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ce1">
            <text:p>23.4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48" table:style-name="ce1">
            <text:p>23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ce1">
            <text:p>23.4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ce1">
            <text:p>23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44" table:style-name="ce1">
            <text:p>23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ce1">
            <text:p>23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ce1">
            <text:p>23.592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ce1">
            <text:p>23.616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4" table:style-name="ce1">
            <text:p>23.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ce1">
            <text:p>23.6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ce1">
            <text:p>23.6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12" table:style-name="ce1">
            <text:p>23.7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ce1">
            <text:p>23.7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6" table:style-name="ce1">
            <text:p>23.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ce1">
            <text:p>23.7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08" table:style-name="ce1">
            <text:p>23.8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ce1">
            <text:p>23.8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ce1">
            <text:p>23.8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ce1">
            <text:p>23.88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04" table:style-name="ce1">
            <text:p>23.9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ce1">
            <text:p>23.9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ce1">
            <text:p>23.9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ce1">
            <text:p>23.9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7575" table:style-name="ro2">
          <table:table-cell table:number-columns-repeated="16384"/>
        </table:table-row>
      </table:table>
      <table:table table:name="milp-power-usag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ce2">
            <text:p>0.034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ce2">
            <text:p>0.058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ce2">
            <text:p>0.082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ce2">
            <text:p>0.106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ce2">
            <text:p>0.130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ce2">
            <text:p>0.154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ce2">
            <text:p>0.178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ce2">
            <text:p>0.202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ce2">
            <text:p>0.226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ce2">
            <text:p>0.25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ce2">
            <text:p>0.274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ce2">
            <text:p>0.298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ce2">
            <text:p>0.3220520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ce2">
            <text:p>0.346056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ce2">
            <text:p>0.3700600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ce2">
            <text:p>0.3940640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ce2">
            <text:p>0.4180680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ce2">
            <text:p>0.4420720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ce2">
            <text:p>0.4660760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ce2">
            <text:p>0.49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ce2">
            <text:p>0.5140840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ce2">
            <text:p>0.5380880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ce2">
            <text:p>0.5620920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ce2">
            <text:p>0.5860960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ce2">
            <text:p>0.6101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ce2">
            <text:p>0.634104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ce2">
            <text:p>0.6581081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ce2">
            <text:p>0.6821121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ce2">
            <text:p>0.7061161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ce2">
            <text:p>0.73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ce2">
            <text:p>0.7541241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ce2">
            <text:p>0.7781281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ce2">
            <text:p>0.8021321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ce2">
            <text:p>0.8261361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ce2">
            <text:p>0.8501401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ce2">
            <text:p>0.8741441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ce2">
            <text:p>0.8981481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ce2">
            <text:p>0.922152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ce2">
            <text:p>0.9461561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ce2">
            <text:p>0.97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ce2">
            <text:p>0.9941641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ce2">
            <text:p>1.0181681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ce2">
            <text:p>1.0421721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ce2">
            <text:p>1.0661761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ce2">
            <text:p>1.0901801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ce2">
            <text:p>1.1141841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ce2">
            <text:p>1.1381881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ce2">
            <text:p>1.1621921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ce2">
            <text:p>1.1861961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ce2">
            <text:p>1.21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ce2">
            <text:p>1.2342042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ce2">
            <text:p>1.2582082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ce2">
            <text:p>1.2822122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ce2">
            <text:p>1.3062162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ce2">
            <text:p>1.3302202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ce2">
            <text:p>1.3542242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ce2">
            <text:p>1.3782282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ce2">
            <text:p>1.4022322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ce2">
            <text:p>1.4262362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ce2">
            <text:p>1.45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ce2">
            <text:p>1.4742442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ce2">
            <text:p>1.4982482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ce2">
            <text:p>1.5222522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ce2">
            <text:p>1.5462562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ce2">
            <text:p>1.5702602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ce2">
            <text:p>1.5942642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ce2">
            <text:p>1.6182682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ce2">
            <text:p>1.642272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ce2">
            <text:p>1.6662762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ce2">
            <text:p>1.69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ce2">
            <text:p>1.7142842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ce2">
            <text:p>1.7382882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ce2">
            <text:p>1.7622922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ce2">
            <text:p>1.786296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ce2">
            <text:p>1.8103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ce2">
            <text:p>1.8343043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ce2">
            <text:p>1.8583083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ce2">
            <text:p>1.8823123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ce2">
            <text:p>1.9063163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ce2">
            <text:p>1.93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ce2">
            <text:p>1.9543243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ce2">
            <text:p>1.9783283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ce2">
            <text:p>2.0023323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ce2">
            <text:p>2.0263363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ce2">
            <text:p>2.0503403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ce2">
            <text:p>2.074344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ce2">
            <text:p>2.0983483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ce2">
            <text:p>2.1223523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ce2">
            <text:p>2.1463563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ce2">
            <text:p>2.17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ce2">
            <text:p>2.1943643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ce2">
            <text:p>2.218368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ce2">
            <text:p>2.2423723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ce2">
            <text:p>2.2663763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ce2">
            <text:p>2.2903803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ce2">
            <text:p>2.314384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ce2">
            <text:p>2.3383883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ce2">
            <text:p>2.362392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ce2">
            <text:p>2.3863963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ce2">
            <text:p>2.41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ce2">
            <text:p>2.4344044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ce2">
            <text:p>2.4584084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ce2">
            <text:p>2.4824124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ce2">
            <text:p>2.506416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ce2">
            <text:p>2.5304204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ce2">
            <text:p>2.5544244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ce2">
            <text:p>2.5784284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ce2">
            <text:p>2.6024324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ce2">
            <text:p>2.6264364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ce2">
            <text:p>2.65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ce2">
            <text:p>2.6744444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ce2">
            <text:p>2.6984484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ce2">
            <text:p>2.7224524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ce2">
            <text:p>2.7464564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ce2">
            <text:p>2.7704604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ce2">
            <text:p>2.794464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ce2">
            <text:p>2.8184684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ce2">
            <text:p>2.8424724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ce2">
            <text:p>2.8664764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ce2">
            <text:p>2.89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ce2">
            <text:p>2.9144844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ce2">
            <text:p>2.938488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ce2">
            <text:p>2.9624924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ce2">
            <text:p>2.9864964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ce2">
            <text:p>3.0105005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ce2">
            <text:p>3.0345045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ce2">
            <text:p>3.0585085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ce2">
            <text:p>3.0825125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ce2">
            <text:p>3.1065165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ce2">
            <text:p>3.1305205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ce2">
            <text:p>3.1545245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ce2">
            <text:p>3.1785285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ce2">
            <text:p>3.2025325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ce2">
            <text:p>3.2265365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ce2">
            <text:p>3.2505405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ce2">
            <text:p>3.2745445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ce2">
            <text:p>3.2985485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ce2">
            <text:p>3.3225525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ce2">
            <text:p>3.3465565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ce2">
            <text:p>3.3705605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ce2">
            <text:p>3.3945645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ce2">
            <text:p>3.4185685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ce2">
            <text:p>3.4425725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ce2">
            <text:p>3.4665765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ce2">
            <text:p>3.4905805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ce2">
            <text:p>3.5145845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ce2">
            <text:p>3.5385885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ce2">
            <text:p>3.5625925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ce2">
            <text:p>3.5865965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ce2">
            <text:p>3.6106006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ce2">
            <text:p>3.6346046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ce2">
            <text:p>3.6586086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ce2">
            <text:p>3.6826126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ce2">
            <text:p>3.7066166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ce2">
            <text:p>3.7306206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ce2">
            <text:p>3.7546246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ce2">
            <text:p>3.7786286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ce2">
            <text:p>3.8026326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ce2">
            <text:p>3.8266366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ce2">
            <text:p>3.8506406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ce2">
            <text:p>3.8746446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ce2">
            <text:p>3.8986486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ce2">
            <text:p>3.9226526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ce2">
            <text:p>3.9466566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ce2">
            <text:p>3.9706606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ce2">
            <text:p>3.9946646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ce2">
            <text:p>4.0186686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ce2">
            <text:p>4.0426726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ce2">
            <text:p>4.0666766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ce2">
            <text:p>4.0906806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ce2">
            <text:p>4.1146846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ce2">
            <text:p>4.1386886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ce2">
            <text:p>4.1626926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ce2">
            <text:p>4.1866966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ce2">
            <text:p>4.2107007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ce2">
            <text:p>4.2347047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ce2">
            <text:p>4.2587087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ce2">
            <text:p>4.2827127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ce2">
            <text:p>4.3067167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ce2">
            <text:p>4.3307207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ce2">
            <text:p>4.3547247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ce2">
            <text:p>4.3787287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ce2">
            <text:p>4.4027327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ce2">
            <text:p>4.4267367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ce2">
            <text:p>4.4507407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ce2">
            <text:p>4.4747447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ce2">
            <text:p>4.4987487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ce2">
            <text:p>4.5227527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ce2">
            <text:p>4.5467567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ce2">
            <text:p>4.5707607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ce2">
            <text:p>4.5947647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ce2">
            <text:p>4.6187687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ce2">
            <text:p>4.6427727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ce2">
            <text:p>4.6667767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ce2">
            <text:p>4.6907807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ce2">
            <text:p>4.7147847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ce2">
            <text:p>4.7387887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ce2">
            <text:p>4.7627927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ce2">
            <text:p>4.7867967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ce2">
            <text:p>4.8108008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ce2">
            <text:p>4.8348048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ce2">
            <text:p>4.8588088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ce2">
            <text:p>4.8828128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ce2">
            <text:p>4.9068168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ce2">
            <text:p>4.9308208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ce2">
            <text:p>4.9548248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ce2">
            <text:p>4.9788288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ce2">
            <text:p>5.00283283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ce2">
            <text:p>5.02683683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ce2">
            <text:p>5.05084084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ce2">
            <text:p>5.07484484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ce2">
            <text:p>5.09884884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ce2">
            <text:p>5.12285285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ce2">
            <text:p>5.14685685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ce2">
            <text:p>5.17086086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ce2">
            <text:p>5.19486486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ce2">
            <text:p>5.21886886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ce2">
            <text:p>5.24287287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ce2">
            <text:p>5.26687687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ce2">
            <text:p>5.29088088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ce2">
            <text:p>5.31488488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ce2">
            <text:p>5.33888888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ce2">
            <text:p>5.36289289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ce2">
            <text:p>5.38689689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ce2">
            <text:p>5.41090090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ce2">
            <text:p>5.43490490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ce2">
            <text:p>5.45890890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ce2">
            <text:p>5.48291291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ce2">
            <text:p>5.50691691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ce2">
            <text:p>5.53092092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ce2">
            <text:p>5.55492492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ce2">
            <text:p>5.57892892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ce2">
            <text:p>5.60293293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ce2">
            <text:p>5.62693693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ce2">
            <text:p>5.65094094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ce2">
            <text:p>5.67494494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ce2">
            <text:p>5.69894894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ce2">
            <text:p>5.72295295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ce2">
            <text:p>5.74695695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ce2">
            <text:p>5.77096096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ce2">
            <text:p>5.79496496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ce2">
            <text:p>5.81896896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ce2">
            <text:p>5.84297297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ce2">
            <text:p>5.8669769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ce2">
            <text:p>5.89098098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ce2">
            <text:p>5.91498498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ce2">
            <text:p>5.93898898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ce2">
            <text:p>5.96299299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ce2">
            <text:p>5.98699699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ce2">
            <text:p>6.011001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ce2">
            <text:p>6.03500500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ce2">
            <text:p>6.05900900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ce2">
            <text:p>6.08301301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ce2">
            <text:p>6.10701701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ce2">
            <text:p>6.13102102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ce2">
            <text:p>6.15502502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ce2">
            <text:p>6.17902902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ce2">
            <text:p>6.20303303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ce2">
            <text:p>6.22703703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ce2">
            <text:p>6.25104104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ce2">
            <text:p>6.27504504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ce2">
            <text:p>6.29904904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ce2">
            <text:p>6.32305305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ce2">
            <text:p>6.34705705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ce2">
            <text:p>6.37106106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ce2">
            <text:p>6.39506506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ce2">
            <text:p>6.41906906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ce2">
            <text:p>6.44307307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ce2">
            <text:p>6.46707707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ce2">
            <text:p>6.49108108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ce2">
            <text:p>6.51508508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ce2">
            <text:p>6.53908908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ce2">
            <text:p>6.56309309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ce2">
            <text:p>6.58709709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ce2">
            <text:p>6.6111011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ce2">
            <text:p>6.63510510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ce2">
            <text:p>6.65910910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ce2">
            <text:p>6.68311311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ce2">
            <text:p>6.70711711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ce2">
            <text:p>6.73112112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ce2">
            <text:p>6.75512512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ce2">
            <text:p>6.77912912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ce2">
            <text:p>6.80313313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ce2">
            <text:p>6.82713713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ce2">
            <text:p>6.85114114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ce2">
            <text:p>6.87514514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ce2">
            <text:p>6.89914914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ce2">
            <text:p>6.92315315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ce2">
            <text:p>6.94715715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ce2">
            <text:p>6.97116116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ce2">
            <text:p>6.99516516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ce2">
            <text:p>7.01916916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ce2">
            <text:p>7.04317317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ce2">
            <text:p>7.06717717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ce2">
            <text:p>7.09118118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ce2">
            <text:p>7.11518518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ce2">
            <text:p>7.13918918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ce2">
            <text:p>7.16319319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ce2">
            <text:p>7.18719719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ce2">
            <text:p>7.21120120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ce2">
            <text:p>7.23520520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ce2">
            <text:p>7.25920920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ce2">
            <text:p>7.28321321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ce2">
            <text:p>7.30721721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ce2">
            <text:p>7.33122122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ce2">
            <text:p>7.35522522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ce2">
            <text:p>7.37922922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ce2">
            <text:p>7.40323323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ce2">
            <text:p>7.42723723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ce2">
            <text:p>7.45124124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ce2">
            <text:p>7.47524524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ce2">
            <text:p>7.49924924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ce2">
            <text:p>7.52325325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ce2">
            <text:p>7.54725725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ce2">
            <text:p>7.571261261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ce2">
            <text:p>7.595265265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ce2">
            <text:p>7.619269269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ce2">
            <text:p>7.643273273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ce2">
            <text:p>7.667277277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ce2">
            <text:p>7.691281281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ce2">
            <text:p>7.715285285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ce2">
            <text:p>7.73928928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ce2">
            <text:p>7.763293293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ce2">
            <text:p>7.78729729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ce2">
            <text:p>7.81130130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ce2">
            <text:p>7.83530530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ce2">
            <text:p>7.85930930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ce2">
            <text:p>7.88331331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ce2">
            <text:p>7.907317317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ce2">
            <text:p>7.931321321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ce2">
            <text:p>7.955325325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ce2">
            <text:p>7.979329329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ce2">
            <text:p>8.003333333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ce2">
            <text:p>8.027337337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ce2">
            <text:p>8.051341341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ce2">
            <text:p>8.075345345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ce2">
            <text:p>8.099349349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ce2">
            <text:p>8.123353353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ce2">
            <text:p>8.147357357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ce2">
            <text:p>8.171361361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ce2">
            <text:p>8.195365365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ce2">
            <text:p>8.219369369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ce2">
            <text:p>8.243373373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ce2">
            <text:p>8.267377377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ce2">
            <text:p>8.29138138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ce2">
            <text:p>8.31538538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ce2">
            <text:p>8.33938938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ce2">
            <text:p>8.36339339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ce2">
            <text:p>8.38739739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ce2">
            <text:p>8.41140140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ce2">
            <text:p>8.43540540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ce2">
            <text:p>8.45940940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ce2">
            <text:p>8.48341341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ce2">
            <text:p>8.50741741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ce2">
            <text:p>8.53142142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ce2">
            <text:p>8.55542542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ce2">
            <text:p>8.57942942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ce2">
            <text:p>8.60343343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ce2">
            <text:p>8.62743743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ce2">
            <text:p>8.65144144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ce2">
            <text:p>8.67544544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ce2">
            <text:p>8.69944944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ce2">
            <text:p>8.72345345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ce2">
            <text:p>8.74745745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ce2">
            <text:p>8.771461461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ce2">
            <text:p>8.795465465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ce2">
            <text:p>8.819469469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ce2">
            <text:p>8.843473473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ce2">
            <text:p>8.867477477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ce2">
            <text:p>8.891481481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ce2">
            <text:p>8.915485485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ce2">
            <text:p>8.939489489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ce2">
            <text:p>8.963493493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ce2">
            <text:p>8.987497497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ce2">
            <text:p>9.01150150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ce2">
            <text:p>9.03550550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ce2">
            <text:p>9.0595095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ce2">
            <text:p>9.08351351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ce2">
            <text:p>9.10751751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ce2">
            <text:p>9.13152152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ce2">
            <text:p>9.15552552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ce2">
            <text:p>9.1795295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ce2">
            <text:p>9.20353353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ce2">
            <text:p>9.22753753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ce2">
            <text:p>9.25154154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ce2">
            <text:p>9.27554554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ce2">
            <text:p>9.2995495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ce2">
            <text:p>9.32355355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ce2">
            <text:p>9.34755755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ce2">
            <text:p>9.37156156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ce2">
            <text:p>9.39556556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ce2">
            <text:p>9.4195695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ce2">
            <text:p>9.44357357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ce2">
            <text:p>9.46757757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ce2">
            <text:p>9.49158158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ce2">
            <text:p>9.51558558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ce2">
            <text:p>9.5395895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ce2">
            <text:p>9.56359359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ce2">
            <text:p>9.58759759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ce2">
            <text:p>9.61160160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ce2">
            <text:p>9.63560560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ce2">
            <text:p>9.6596096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ce2">
            <text:p>9.68361361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ce2">
            <text:p>9.70761761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ce2">
            <text:p>9.73162162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ce2">
            <text:p>9.75562562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ce2">
            <text:p>9.7796296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ce2">
            <text:p>9.80363363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ce2">
            <text:p>9.82763763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ce2">
            <text:p>9.85164164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ce2">
            <text:p>9.87564564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ce2">
            <text:p>9.8996496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ce2">
            <text:p>9.92365365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ce2">
            <text:p>9.94765765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ce2">
            <text:p>9.97166166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ce2">
            <text:p>9.99566566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ce2">
            <text:p>10.0196696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ce2">
            <text:p>10.0436736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ce2">
            <text:p>10.0676776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ce2">
            <text:p>10.0916816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ce2">
            <text:p>10.1156856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ce2">
            <text:p>10.1396896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ce2">
            <text:p>10.1636936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ce2">
            <text:p>10.187697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ce2">
            <text:p>10.211701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ce2">
            <text:p>10.2357057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ce2">
            <text:p>10.2597097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ce2">
            <text:p>10.2837137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ce2">
            <text:p>10.3077177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ce2">
            <text:p>10.3317217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ce2">
            <text:p>10.3557257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ce2">
            <text:p>10.3797297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ce2">
            <text:p>10.4037337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ce2">
            <text:p>10.4277377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ce2">
            <text:p>10.4517417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ce2">
            <text:p>10.4757457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ce2">
            <text:p>10.4997497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ce2">
            <text:p>10.5237537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ce2">
            <text:p>10.5477577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ce2">
            <text:p>10.5717617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ce2">
            <text:p>10.5957657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ce2">
            <text:p>10.6197697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ce2">
            <text:p>10.6437737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ce2">
            <text:p>10.66777778</text:p>
          </table:table-cell>
          <table:table-cell office:value-type="float" office:value="1910" table:style-name="ce2">
            <text:p>1910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ce2">
            <text:p>10.69178178</text:p>
          </table:table-cell>
          <table:table-cell office:value-type="float" office:value="1910" table:style-name="ce2">
            <text:p>1910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ce2">
            <text:p>10.71578579</text:p>
          </table:table-cell>
          <table:table-cell office:value-type="float" office:value="1910" table:style-name="ce2">
            <text:p>1910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ce2">
            <text:p>10.73978979</text:p>
          </table:table-cell>
          <table:table-cell office:value-type="float" office:value="1910" table:style-name="ce2">
            <text:p>1910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ce2">
            <text:p>10.7637937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ce2">
            <text:p>10.7877978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ce2">
            <text:p>10.8118018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ce2">
            <text:p>10.8358058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ce2">
            <text:p>10.8598098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ce2">
            <text:p>10.8838138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ce2">
            <text:p>10.90781782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ce2">
            <text:p>10.93182182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ce2">
            <text:p>10.9558258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ce2">
            <text:p>10.97982983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ce2">
            <text:p>11.00383383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ce2">
            <text:p>11.02783784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ce2">
            <text:p>11.05184184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ce2">
            <text:p>11.0758458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ce2">
            <text:p>11.0998498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ce2">
            <text:p>11.1238538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ce2">
            <text:p>11.14785786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ce2">
            <text:p>11.17186186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ce2">
            <text:p>11.1958658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ce2">
            <text:p>11.2198698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ce2">
            <text:p>11.2438738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ce2">
            <text:p>11.2678778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ce2">
            <text:p>11.2918818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ce2">
            <text:p>11.3158858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ce2">
            <text:p>11.3398898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ce2">
            <text:p>11.3638938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ce2">
            <text:p>11.387897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ce2">
            <text:p>11.411901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ce2">
            <text:p>11.4359059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ce2">
            <text:p>11.4599099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ce2">
            <text:p>11.4839139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ce2">
            <text:p>11.5079179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ce2">
            <text:p>11.5319219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ce2">
            <text:p>11.5559259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ce2">
            <text:p>11.5799299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ce2">
            <text:p>11.6039339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ce2">
            <text:p>11.6279379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ce2">
            <text:p>11.6519419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ce2">
            <text:p>11.6759459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ce2">
            <text:p>11.6999499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ce2">
            <text:p>11.7239539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ce2">
            <text:p>11.7479579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ce2">
            <text:p>11.7719619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ce2">
            <text:p>11.7959659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ce2">
            <text:p>11.8199699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ce2">
            <text:p>11.8439739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ce2">
            <text:p>11.8679779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ce2">
            <text:p>11.8919819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ce2">
            <text:p>11.9159859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ce2">
            <text:p>11.9399899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ce2">
            <text:p>11.9639939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ce2">
            <text:p>11.98799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ce2">
            <text:p>12.01200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ce2">
            <text:p>12.0360060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ce2">
            <text:p>12.0600100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ce2">
            <text:p>12.0840140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ce2">
            <text:p>12.1080180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ce2">
            <text:p>12.1320220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ce2">
            <text:p>12.1560260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ce2">
            <text:p>12.1800300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ce2">
            <text:p>12.2040340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ce2">
            <text:p>12.2280380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ce2">
            <text:p>12.252042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ce2">
            <text:p>12.2760460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ce2">
            <text:p>12.3000500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ce2">
            <text:p>12.3240540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ce2">
            <text:p>12.3480580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ce2">
            <text:p>12.3720620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ce2">
            <text:p>12.3960660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ce2">
            <text:p>12.4200700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ce2">
            <text:p>12.4440740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ce2">
            <text:p>12.4680780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ce2">
            <text:p>12.4920820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ce2">
            <text:p>12.5160860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ce2">
            <text:p>12.5400900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ce2">
            <text:p>12.5640940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ce2">
            <text:p>12.588098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ce2">
            <text:p>12.612102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ce2">
            <text:p>12.6361061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ce2">
            <text:p>12.6601101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ce2">
            <text:p>12.6841141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ce2">
            <text:p>12.7081181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ce2">
            <text:p>12.7321221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ce2">
            <text:p>12.7561261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ce2">
            <text:p>12.7801301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ce2">
            <text:p>12.8041341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ce2">
            <text:p>12.8281381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ce2">
            <text:p>12.8521421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ce2">
            <text:p>12.8761461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ce2">
            <text:p>12.9001501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ce2">
            <text:p>12.9241541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ce2">
            <text:p>12.9481581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ce2">
            <text:p>12.9721621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ce2">
            <text:p>12.9961661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ce2">
            <text:p>13.0201701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ce2">
            <text:p>13.0441741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ce2">
            <text:p>13.0681781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ce2">
            <text:p>13.0921821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ce2">
            <text:p>13.1161861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ce2">
            <text:p>13.1401901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ce2">
            <text:p>13.1641941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ce2">
            <text:p>13.188198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ce2">
            <text:p>13.212202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ce2">
            <text:p>13.2362062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ce2">
            <text:p>13.2602102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ce2">
            <text:p>13.2842142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ce2">
            <text:p>13.3082182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ce2">
            <text:p>13.3322222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ce2">
            <text:p>13.3562262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ce2">
            <text:p>13.3802302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ce2">
            <text:p>13.4042342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ce2">
            <text:p>13.428238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ce2">
            <text:p>13.452242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ce2">
            <text:p>13.4762462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ce2">
            <text:p>13.5002502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ce2">
            <text:p>13.5242542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ce2">
            <text:p>13.5482582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ce2">
            <text:p>13.5722622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ce2">
            <text:p>13.5962662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ce2">
            <text:p>13.6202702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ce2">
            <text:p>13.6442742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ce2">
            <text:p>13.668278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ce2">
            <text:p>13.692282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ce2">
            <text:p>13.7162862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ce2">
            <text:p>13.7402902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ce2">
            <text:p>13.7642942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ce2">
            <text:p>13.788298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ce2">
            <text:p>13.812302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ce2">
            <text:p>13.8363063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ce2">
            <text:p>13.8603103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ce2">
            <text:p>13.8843143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ce2">
            <text:p>13.9083183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ce2">
            <text:p>13.9323223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ce2">
            <text:p>13.9563263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ce2">
            <text:p>13.9803303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ce2">
            <text:p>14.0043343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ce2">
            <text:p>14.0283383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ce2">
            <text:p>14.0523423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ce2">
            <text:p>14.0763463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ce2">
            <text:p>14.1003503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ce2">
            <text:p>14.1243543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ce2">
            <text:p>14.148358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ce2">
            <text:p>14.172362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ce2">
            <text:p>14.1963663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ce2">
            <text:p>14.2203703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ce2">
            <text:p>14.2443743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ce2">
            <text:p>14.2683783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ce2">
            <text:p>14.2923823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ce2">
            <text:p>14.3163863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ce2">
            <text:p>14.3403903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ce2">
            <text:p>14.3643943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ce2">
            <text:p>14.388398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ce2">
            <text:p>14.412402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ce2">
            <text:p>14.4364064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ce2">
            <text:p>14.4604104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ce2">
            <text:p>14.4844144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ce2">
            <text:p>14.5084184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ce2">
            <text:p>14.5324224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ce2">
            <text:p>14.5564264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ce2">
            <text:p>14.5804304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ce2">
            <text:p>14.6044344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ce2">
            <text:p>14.6284384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ce2">
            <text:p>14.6524424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ce2">
            <text:p>14.6764464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ce2">
            <text:p>14.7004504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ce2">
            <text:p>14.7244544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ce2">
            <text:p>14.7484584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ce2">
            <text:p>14.7724624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ce2">
            <text:p>14.7964664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ce2">
            <text:p>14.8204704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ce2">
            <text:p>14.8444744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ce2">
            <text:p>14.8684784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ce2">
            <text:p>14.8924824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ce2">
            <text:p>14.9164864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ce2">
            <text:p>14.9404904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ce2">
            <text:p>14.9644944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ce2">
            <text:p>14.988498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ce2">
            <text:p>15.012502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ce2">
            <text:p>15.0365065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ce2">
            <text:p>15.0605105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ce2">
            <text:p>15.0845145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ce2">
            <text:p>15.108518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ce2">
            <text:p>15.132522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ce2">
            <text:p>15.1565265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ce2">
            <text:p>15.1805305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ce2">
            <text:p>15.2045345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ce2">
            <text:p>15.2285385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ce2">
            <text:p>15.2525425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ce2">
            <text:p>15.2765465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ce2">
            <text:p>15.3005505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ce2">
            <text:p>15.3245545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ce2">
            <text:p>15.348558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ce2">
            <text:p>15.372562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ce2">
            <text:p>15.3965665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ce2">
            <text:p>15.4205705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ce2">
            <text:p>15.4445745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ce2">
            <text:p>15.4685785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ce2">
            <text:p>15.4925825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ce2">
            <text:p>15.5165865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ce2">
            <text:p>15.5405905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ce2">
            <text:p>15.5645945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ce2">
            <text:p>15.588598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ce2">
            <text:p>15.612602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ce2">
            <text:p>15.6366066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ce2">
            <text:p>15.6606106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ce2">
            <text:p>15.6846146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ce2">
            <text:p>15.7086186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ce2">
            <text:p>15.7326226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ce2">
            <text:p>15.7566266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ce2">
            <text:p>15.7806306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ce2">
            <text:p>15.8046346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ce2">
            <text:p>15.8286386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ce2">
            <text:p>15.8526426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ce2">
            <text:p>15.8766466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ce2">
            <text:p>15.9006506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ce2">
            <text:p>15.9246546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ce2">
            <text:p>15.9486586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ce2">
            <text:p>15.9726626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ce2">
            <text:p>15.9966666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ce2">
            <text:p>16.0206706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ce2">
            <text:p>16.0446746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ce2">
            <text:p>16.068678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ce2">
            <text:p>16.092682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ce2">
            <text:p>16.1166866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ce2">
            <text:p>16.1406906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ce2">
            <text:p>16.1646946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ce2">
            <text:p>16.188698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ce2">
            <text:p>16.212702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ce2">
            <text:p>16.2367067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ce2">
            <text:p>16.2607107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ce2">
            <text:p>16.2847147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ce2">
            <text:p>16.3087187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ce2">
            <text:p>16.3327227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ce2">
            <text:p>16.3567267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ce2">
            <text:p>16.3807307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ce2">
            <text:p>16.4047347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ce2">
            <text:p>16.4287387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ce2">
            <text:p>16.4527427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ce2">
            <text:p>16.4767467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ce2">
            <text:p>16.5007507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ce2">
            <text:p>16.5247547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ce2">
            <text:p>16.548758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ce2">
            <text:p>16.572762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ce2">
            <text:p>16.5967667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ce2">
            <text:p>16.6207707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ce2">
            <text:p>16.6447747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ce2">
            <text:p>16.6687787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ce2">
            <text:p>16.6927827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ce2">
            <text:p>16.7167867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ce2">
            <text:p>16.7407907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ce2">
            <text:p>16.7647947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ce2">
            <text:p>16.788798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ce2">
            <text:p>16.812802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ce2">
            <text:p>16.8368068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ce2">
            <text:p>16.8608108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ce2">
            <text:p>16.8848148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ce2">
            <text:p>16.9088188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ce2">
            <text:p>16.9328228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ce2">
            <text:p>16.9568268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ce2">
            <text:p>16.9808308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ce2">
            <text:p>17.0048348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ce2">
            <text:p>17.0288388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ce2">
            <text:p>17.0528428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ce2">
            <text:p>17.0768468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ce2">
            <text:p>17.1008508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ce2">
            <text:p>17.1248548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ce2">
            <text:p>17.1488588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ce2">
            <text:p>17.1728628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ce2">
            <text:p>17.1968668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ce2">
            <text:p>17.2208708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ce2">
            <text:p>17.2448748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ce2">
            <text:p>17.2688788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ce2">
            <text:p>17.2928828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ce2">
            <text:p>17.3168868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ce2">
            <text:p>17.3408908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ce2">
            <text:p>17.3648948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ce2">
            <text:p>17.388898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ce2">
            <text:p>17.412902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ce2">
            <text:p>17.4369069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ce2">
            <text:p>17.4609109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ce2">
            <text:p>17.4849149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ce2">
            <text:p>17.5089189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ce2">
            <text:p>17.5329229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ce2">
            <text:p>17.5569269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ce2">
            <text:p>17.5809309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ce2">
            <text:p>17.6049349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ce2">
            <text:p>17.6289389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ce2">
            <text:p>17.6529429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ce2">
            <text:p>17.6769469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ce2">
            <text:p>17.7009509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ce2">
            <text:p>17.7249549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ce2">
            <text:p>17.7489589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ce2">
            <text:p>17.7729629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ce2">
            <text:p>17.7969669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ce2">
            <text:p>17.8209709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ce2">
            <text:p>17.8449749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ce2">
            <text:p>17.8689789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ce2">
            <text:p>17.8929829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ce2">
            <text:p>17.9169869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ce2">
            <text:p>17.9409909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ce2">
            <text:p>17.9649949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ce2">
            <text:p>17.98899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ce2">
            <text:p>18.01300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ce2">
            <text:p>18.037007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ce2">
            <text:p>18.061011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ce2">
            <text:p>18.0850150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ce2">
            <text:p>18.1090190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ce2">
            <text:p>18.1330230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ce2">
            <text:p>18.1570270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ce2">
            <text:p>18.1810310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ce2">
            <text:p>18.205035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ce2">
            <text:p>18.229039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ce2">
            <text:p>18.253043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ce2">
            <text:p>18.2770470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ce2">
            <text:p>18.3010510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ce2">
            <text:p>18.3250550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ce2">
            <text:p>18.3490590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ce2">
            <text:p>18.3730630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ce2">
            <text:p>18.3970670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ce2">
            <text:p>18.4210710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ce2">
            <text:p>18.4450750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ce2">
            <text:p>18.4690790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ce2">
            <text:p>18.4930830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ce2">
            <text:p>18.5170870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ce2">
            <text:p>18.5410910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ce2">
            <text:p>18.565095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ce2">
            <text:p>18.589099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ce2">
            <text:p>18.613103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ce2">
            <text:p>18.6371071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ce2">
            <text:p>18.6611111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ce2">
            <text:p>18.6851151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ce2">
            <text:p>18.7091191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ce2">
            <text:p>18.7331231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ce2">
            <text:p>18.7571271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ce2">
            <text:p>18.7811311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ce2">
            <text:p>18.8051351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ce2">
            <text:p>18.8291391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ce2">
            <text:p>18.8531431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ce2">
            <text:p>18.8771471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ce2">
            <text:p>18.9011511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ce2">
            <text:p>18.9251551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ce2">
            <text:p>18.9491591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ce2">
            <text:p>18.9731631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ce2">
            <text:p>18.9971671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ce2">
            <text:p>19.0211711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ce2">
            <text:p>19.0451751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ce2">
            <text:p>19.0691791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ce2">
            <text:p>19.0931831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ce2">
            <text:p>19.1171871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ce2">
            <text:p>19.1411911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ce2">
            <text:p>19.16519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ce2">
            <text:p>19.189199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ce2">
            <text:p>19.213203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ce2">
            <text:p>19.2372072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ce2">
            <text:p>19.2612112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ce2">
            <text:p>19.2852152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ce2">
            <text:p>19.3092192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ce2">
            <text:p>19.3332232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ce2">
            <text:p>19.3572272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ce2">
            <text:p>19.3812312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ce2">
            <text:p>19.4052352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ce2">
            <text:p>19.4292392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ce2">
            <text:p>19.4532432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ce2">
            <text:p>19.4772472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ce2">
            <text:p>19.5012512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ce2">
            <text:p>19.5252552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ce2">
            <text:p>19.5492592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ce2">
            <text:p>19.5732632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ce2">
            <text:p>19.5972672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ce2">
            <text:p>19.6212712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ce2">
            <text:p>19.645275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ce2">
            <text:p>19.669279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ce2">
            <text:p>19.693283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ce2">
            <text:p>19.7172872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ce2">
            <text:p>19.7412912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ce2">
            <text:p>19.765295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ce2">
            <text:p>19.789299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ce2">
            <text:p>19.813303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ce2">
            <text:p>19.8373073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ce2">
            <text:p>19.8613113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ce2">
            <text:p>19.8853153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ce2">
            <text:p>19.909319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ce2">
            <text:p>19.9333233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ce2">
            <text:p>19.9573273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ce2">
            <text:p>19.9813313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ce2">
            <text:p>20.0053353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ce2">
            <text:p>20.0293393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ce2">
            <text:p>20.0533433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ce2">
            <text:p>20.0773473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ce2">
            <text:p>20.1013513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ce2">
            <text:p>20.125355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ce2">
            <text:p>20.149359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ce2">
            <text:p>20.173363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ce2">
            <text:p>20.1973673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ce2">
            <text:p>20.2213713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ce2">
            <text:p>20.2453753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ce2">
            <text:p>20.2693793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ce2">
            <text:p>20.2933833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ce2">
            <text:p>20.3173873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ce2">
            <text:p>20.3413913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ce2">
            <text:p>20.365395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ce2">
            <text:p>20.389399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ce2">
            <text:p>20.413403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ce2">
            <text:p>20.4374074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ce2">
            <text:p>20.4614114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ce2">
            <text:p>20.4854154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ce2">
            <text:p>20.5094194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ce2">
            <text:p>20.5334234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ce2">
            <text:p>20.5574274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ce2">
            <text:p>20.5814314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ce2">
            <text:p>20.6054354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ce2">
            <text:p>20.6294394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ce2">
            <text:p>20.6534434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ce2">
            <text:p>20.6774474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ce2">
            <text:p>20.7014514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ce2">
            <text:p>20.7254554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ce2">
            <text:p>20.7494594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ce2">
            <text:p>20.7734634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ce2">
            <text:p>20.7974674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ce2">
            <text:p>20.8214714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ce2">
            <text:p>20.845475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ce2">
            <text:p>20.8694794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ce2">
            <text:p>20.8934834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ce2">
            <text:p>20.9174874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ce2">
            <text:p>20.9414914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ce2">
            <text:p>20.965495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ce2">
            <text:p>20.989499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ce2">
            <text:p>21.013503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ce2">
            <text:p>21.0375075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ce2">
            <text:p>21.0615115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ce2">
            <text:p>21.085515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ce2">
            <text:p>21.109519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ce2">
            <text:p>21.133523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ce2">
            <text:p>21.1575275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ce2">
            <text:p>21.1815315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ce2">
            <text:p>21.2055355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ce2">
            <text:p>21.2295395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ce2">
            <text:p>21.2535435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ce2">
            <text:p>21.2775475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ce2">
            <text:p>21.3015515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ce2">
            <text:p>21.325555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ce2">
            <text:p>21.349559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ce2">
            <text:p>21.373563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ce2">
            <text:p>21.3975675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ce2">
            <text:p>21.4215715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ce2">
            <text:p>21.4455755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ce2">
            <text:p>21.4695795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ce2">
            <text:p>21.4935835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ce2">
            <text:p>21.5175875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ce2">
            <text:p>21.5415915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ce2">
            <text:p>21.56559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ce2">
            <text:p>21.589599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ce2">
            <text:p>21.61360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ce2">
            <text:p>21.6376076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ce2">
            <text:p>21.6616116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ce2">
            <text:p>21.6856156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ce2">
            <text:p>21.7096196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ce2">
            <text:p>21.7336236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ce2">
            <text:p>21.7576276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ce2">
            <text:p>21.7816316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ce2">
            <text:p>21.8056356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ce2">
            <text:p>21.8296396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ce2">
            <text:p>21.8536436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ce2">
            <text:p>21.8776476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ce2">
            <text:p>21.9016516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ce2">
            <text:p>21.9256556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ce2">
            <text:p>21.9496596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ce2">
            <text:p>21.9736636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ce2">
            <text:p>21.9976676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ce2">
            <text:p>22.0216716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ce2">
            <text:p>22.045675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ce2">
            <text:p>22.069679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ce2">
            <text:p>22.093683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ce2">
            <text:p>22.1176876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ce2">
            <text:p>22.1416916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ce2">
            <text:p>22.165695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ce2">
            <text:p>22.189699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ce2">
            <text:p>22.213703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ce2">
            <text:p>22.2377077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ce2">
            <text:p>22.2617117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ce2">
            <text:p>22.2857157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ce2">
            <text:p>22.3097197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ce2">
            <text:p>22.333723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ce2">
            <text:p>22.357727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ce2">
            <text:p>22.381731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ce2">
            <text:p>22.4057357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ce2">
            <text:p>22.4297397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ce2">
            <text:p>22.4537437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ce2">
            <text:p>22.4777477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ce2">
            <text:p>22.5017517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ce2">
            <text:p>22.525755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ce2">
            <text:p>22.549759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ce2">
            <text:p>22.573763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ce2">
            <text:p>22.5977677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ce2">
            <text:p>22.6217717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ce2">
            <text:p>22.6457757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ce2">
            <text:p>22.6697797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ce2">
            <text:p>22.6937837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ce2">
            <text:p>22.7177877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ce2">
            <text:p>22.7417917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ce2">
            <text:p>22.765795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ce2">
            <text:p>22.789799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ce2">
            <text:p>22.813803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ce2">
            <text:p>22.8378078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ce2">
            <text:p>22.8618118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ce2">
            <text:p>22.8858158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ce2">
            <text:p>22.9098198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ce2">
            <text:p>22.9338238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ce2">
            <text:p>22.9578278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ce2">
            <text:p>22.9818318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ce2">
            <text:p>23.005835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ce2">
            <text:p>23.029839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ce2">
            <text:p>23.05384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ce2">
            <text:p>23.077847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ce2">
            <text:p>23.101851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ce2">
            <text:p>23.1258558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ce2">
            <text:p>23.1498598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ce2">
            <text:p>23.1738638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ce2">
            <text:p>23.1978678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ce2">
            <text:p>23.2218718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ce2">
            <text:p>23.245875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ce2">
            <text:p>23.269879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ce2">
            <text:p>23.293883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ce2">
            <text:p>23.317887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ce2">
            <text:p>23.341891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ce2">
            <text:p>23.365895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ce2">
            <text:p>23.38989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ce2">
            <text:p>23.413903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ce2">
            <text:p>23.4379079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ce2">
            <text:p>23.4619119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ce2">
            <text:p>23.485915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ce2">
            <text:p>23.509919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ce2">
            <text:p>23.53392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ce2">
            <text:p>23.557927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ce2">
            <text:p>23.581931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ce2">
            <text:p>23.6059359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ce2">
            <text:p>23.6299399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ce2">
            <text:p>23.6539439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ce2">
            <text:p>23.6779479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ce2">
            <text:p>23.7019519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ce2">
            <text:p>23.725955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ce2">
            <text:p>23.749959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ce2">
            <text:p>23.773963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ce2">
            <text:p>23.797967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ce2">
            <text:p>23.821971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ce2">
            <text:p>23.8459759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ce2">
            <text:p>23.8699799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ce2">
            <text:p>23.8939839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ce2">
            <text:p>23.917987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ce2">
            <text:p>23.941991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ce2">
            <text:p>23.9659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9" table:style-name="ce2">
            <text:p>23.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number-rows-repeated="1047575" table:style-name="ro2">
          <table:table-cell table:number-columns-repeated="16384"/>
        </table:table-row>
      </table:table>
      <table:table table:name="qm-power-usag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ce2">
            <text:p>0.034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ce2">
            <text:p>0.058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ce2">
            <text:p>0.082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ce2">
            <text:p>0.106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ce2">
            <text:p>0.130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ce2">
            <text:p>0.154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ce2">
            <text:p>0.178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ce2">
            <text:p>0.202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ce2">
            <text:p>0.226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ce2">
            <text:p>0.25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ce2">
            <text:p>0.274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ce2">
            <text:p>0.298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ce2">
            <text:p>0.3220520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ce2">
            <text:p>0.346056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ce2">
            <text:p>0.3700600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ce2">
            <text:p>0.3940640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ce2">
            <text:p>0.4180680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ce2">
            <text:p>0.4420720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ce2">
            <text:p>0.4660760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ce2">
            <text:p>0.49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ce2">
            <text:p>0.5140840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ce2">
            <text:p>0.5380880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ce2">
            <text:p>0.5620920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ce2">
            <text:p>0.5860960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ce2">
            <text:p>0.6101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ce2">
            <text:p>0.634104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ce2">
            <text:p>0.6581081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ce2">
            <text:p>0.6821121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ce2">
            <text:p>0.7061161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ce2">
            <text:p>0.73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ce2">
            <text:p>0.7541241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ce2">
            <text:p>0.7781281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ce2">
            <text:p>0.8021321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ce2">
            <text:p>0.8261361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ce2">
            <text:p>0.8501401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ce2">
            <text:p>0.8741441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ce2">
            <text:p>0.8981481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ce2">
            <text:p>0.922152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ce2">
            <text:p>0.9461561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ce2">
            <text:p>0.97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ce2">
            <text:p>0.9941641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ce2">
            <text:p>1.0181681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ce2">
            <text:p>1.0421721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ce2">
            <text:p>1.0661761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ce2">
            <text:p>1.0901801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ce2">
            <text:p>1.1141841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ce2">
            <text:p>1.1381881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ce2">
            <text:p>1.1621921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ce2">
            <text:p>1.1861961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ce2">
            <text:p>1.21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ce2">
            <text:p>1.2342042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ce2">
            <text:p>1.2582082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ce2">
            <text:p>1.2822122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ce2">
            <text:p>1.3062162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ce2">
            <text:p>1.3302202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ce2">
            <text:p>1.3542242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ce2">
            <text:p>1.3782282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ce2">
            <text:p>1.4022322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ce2">
            <text:p>1.4262362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ce2">
            <text:p>1.45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ce2">
            <text:p>1.4742442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ce2">
            <text:p>1.4982482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ce2">
            <text:p>1.5222522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ce2">
            <text:p>1.5462562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ce2">
            <text:p>1.5702602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ce2">
            <text:p>1.5942642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ce2">
            <text:p>1.6182682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ce2">
            <text:p>1.642272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ce2">
            <text:p>1.6662762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ce2">
            <text:p>1.69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ce2">
            <text:p>1.7142842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ce2">
            <text:p>1.7382882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ce2">
            <text:p>1.7622922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ce2">
            <text:p>1.786296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ce2">
            <text:p>1.8103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ce2">
            <text:p>1.8343043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ce2">
            <text:p>1.8583083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ce2">
            <text:p>1.8823123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ce2">
            <text:p>1.9063163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ce2">
            <text:p>1.93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ce2">
            <text:p>1.9543243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ce2">
            <text:p>1.9783283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ce2">
            <text:p>2.0023323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ce2">
            <text:p>2.0263363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ce2">
            <text:p>2.0503403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ce2">
            <text:p>2.074344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ce2">
            <text:p>2.0983483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ce2">
            <text:p>2.1223523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ce2">
            <text:p>2.1463563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ce2">
            <text:p>2.17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ce2">
            <text:p>2.1943643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ce2">
            <text:p>2.218368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ce2">
            <text:p>2.2423723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ce2">
            <text:p>2.2663763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ce2">
            <text:p>2.2903803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ce2">
            <text:p>2.314384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ce2">
            <text:p>2.3383883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ce2">
            <text:p>2.362392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ce2">
            <text:p>2.3863963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ce2">
            <text:p>2.41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ce2">
            <text:p>2.4344044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ce2">
            <text:p>2.4584084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ce2">
            <text:p>2.4824124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ce2">
            <text:p>2.506416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ce2">
            <text:p>2.5304204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ce2">
            <text:p>2.5544244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ce2">
            <text:p>2.5784284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ce2">
            <text:p>2.6024324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ce2">
            <text:p>2.6264364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ce2">
            <text:p>2.65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ce2">
            <text:p>2.6744444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ce2">
            <text:p>2.6984484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ce2">
            <text:p>2.7224524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ce2">
            <text:p>2.7464564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ce2">
            <text:p>2.7704604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ce2">
            <text:p>2.794464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ce2">
            <text:p>2.8184684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ce2">
            <text:p>2.8424724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ce2">
            <text:p>2.8664764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ce2">
            <text:p>2.89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ce2">
            <text:p>2.9144844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ce2">
            <text:p>2.938488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ce2">
            <text:p>2.9624924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ce2">
            <text:p>2.9864964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ce2">
            <text:p>3.0105005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ce2">
            <text:p>3.0345045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ce2">
            <text:p>3.0585085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ce2">
            <text:p>3.0825125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ce2">
            <text:p>3.1065165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ce2">
            <text:p>3.1305205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ce2">
            <text:p>3.1545245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ce2">
            <text:p>3.1785285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ce2">
            <text:p>3.2025325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ce2">
            <text:p>3.2265365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ce2">
            <text:p>3.2505405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ce2">
            <text:p>3.2745445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ce2">
            <text:p>3.2985485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ce2">
            <text:p>3.3225525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ce2">
            <text:p>3.3465565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ce2">
            <text:p>3.3705605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ce2">
            <text:p>3.3945645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ce2">
            <text:p>3.4185685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ce2">
            <text:p>3.4425725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ce2">
            <text:p>3.4665765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ce2">
            <text:p>3.4905805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ce2">
            <text:p>3.5145845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ce2">
            <text:p>3.5385885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ce2">
            <text:p>3.5625925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ce2">
            <text:p>3.5865965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ce2">
            <text:p>3.6106006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ce2">
            <text:p>3.6346046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ce2">
            <text:p>3.6586086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ce2">
            <text:p>3.6826126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ce2">
            <text:p>3.7066166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ce2">
            <text:p>3.7306206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ce2">
            <text:p>3.7546246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ce2">
            <text:p>3.7786286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ce2">
            <text:p>3.8026326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ce2">
            <text:p>3.8266366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ce2">
            <text:p>3.8506406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ce2">
            <text:p>3.8746446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ce2">
            <text:p>3.8986486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ce2">
            <text:p>3.9226526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ce2">
            <text:p>3.9466566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ce2">
            <text:p>3.9706606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ce2">
            <text:p>3.9946646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ce2">
            <text:p>4.0186686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ce2">
            <text:p>4.0426726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ce2">
            <text:p>4.0666766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ce2">
            <text:p>4.0906806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ce2">
            <text:p>4.1146846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ce2">
            <text:p>4.1386886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ce2">
            <text:p>4.1626926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ce2">
            <text:p>4.1866966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ce2">
            <text:p>4.2107007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ce2">
            <text:p>4.2347047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ce2">
            <text:p>4.2587087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ce2">
            <text:p>4.2827127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ce2">
            <text:p>4.3067167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ce2">
            <text:p>4.3307207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ce2">
            <text:p>4.3547247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ce2">
            <text:p>4.3787287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ce2">
            <text:p>4.4027327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ce2">
            <text:p>4.4267367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ce2">
            <text:p>4.4507407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ce2">
            <text:p>4.4747447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ce2">
            <text:p>4.4987487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ce2">
            <text:p>4.5227527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ce2">
            <text:p>4.5467567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ce2">
            <text:p>4.5707607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ce2">
            <text:p>4.5947647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ce2">
            <text:p>4.6187687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ce2">
            <text:p>4.6427727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ce2">
            <text:p>4.6667767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ce2">
            <text:p>4.6907807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ce2">
            <text:p>4.7147847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ce2">
            <text:p>4.7387887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ce2">
            <text:p>4.7627927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ce2">
            <text:p>4.7867967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ce2">
            <text:p>4.8108008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ce2">
            <text:p>4.8348048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ce2">
            <text:p>4.8588088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ce2">
            <text:p>4.8828128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ce2">
            <text:p>4.9068168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ce2">
            <text:p>4.9308208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ce2">
            <text:p>4.9548248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ce2">
            <text:p>4.9788288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ce2">
            <text:p>5.00283283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ce2">
            <text:p>5.02683683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ce2">
            <text:p>5.05084084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ce2">
            <text:p>5.07484484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ce2">
            <text:p>5.09884884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ce2">
            <text:p>5.12285285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ce2">
            <text:p>5.14685685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ce2">
            <text:p>5.17086086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ce2">
            <text:p>5.19486486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ce2">
            <text:p>5.21886886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ce2">
            <text:p>5.24287287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ce2">
            <text:p>5.26687687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ce2">
            <text:p>5.29088088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ce2">
            <text:p>5.31488488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ce2">
            <text:p>5.338888889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ce2">
            <text:p>5.362892893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ce2">
            <text:p>5.386896897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ce2">
            <text:p>5.410900901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ce2">
            <text:p>5.434904905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ce2">
            <text:p>5.458908909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ce2">
            <text:p>5.482912913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ce2">
            <text:p>5.506916917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ce2">
            <text:p>5.53092092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ce2">
            <text:p>5.55492492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ce2">
            <text:p>5.578928929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ce2">
            <text:p>5.602932933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ce2">
            <text:p>5.626936937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ce2">
            <text:p>5.650940941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ce2">
            <text:p>5.674944945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ce2">
            <text:p>5.698948949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ce2">
            <text:p>5.722952953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ce2">
            <text:p>5.746956957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ce2">
            <text:p>5.770960961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ce2">
            <text:p>5.794964965</text:p>
          </table:table-cell>
          <table:table-cell office:value-type="float" office:value="1820" table:style-name="ce2">
            <text:p>1820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ce2">
            <text:p>5.818968969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ce2">
            <text:p>5.842972973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ce2">
            <text:p>5.866976977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ce2">
            <text:p>5.890980981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ce2">
            <text:p>5.914984985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ce2">
            <text:p>5.938988989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ce2">
            <text:p>5.962992993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ce2">
            <text:p>5.986996997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ce2">
            <text:p>6.011001001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ce2">
            <text:p>6.035005005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ce2">
            <text:p>6.059009009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ce2">
            <text:p>6.083013013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ce2">
            <text:p>6.107017017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ce2">
            <text:p>6.131021021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ce2">
            <text:p>6.155025025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ce2">
            <text:p>6.179029029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ce2">
            <text:p>6.203033033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ce2">
            <text:p>6.227037037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ce2">
            <text:p>6.251041041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ce2">
            <text:p>6.275045045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ce2">
            <text:p>6.299049049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ce2">
            <text:p>6.323053053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ce2">
            <text:p>6.347057057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ce2">
            <text:p>6.371061061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ce2">
            <text:p>6.395065065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ce2">
            <text:p>6.419069069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ce2">
            <text:p>6.443073073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ce2">
            <text:p>6.467077077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ce2">
            <text:p>6.491081081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ce2">
            <text:p>6.515085085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ce2">
            <text:p>6.539089089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ce2">
            <text:p>6.563093093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ce2">
            <text:p>6.587097097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ce2">
            <text:p>6.611101101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ce2">
            <text:p>6.635105105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ce2">
            <text:p>6.659109109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ce2">
            <text:p>6.683113113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ce2">
            <text:p>6.707117117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ce2">
            <text:p>6.731121121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ce2">
            <text:p>6.755125125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ce2">
            <text:p>6.779129129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ce2">
            <text:p>6.803133133</text:p>
          </table:table-cell>
          <table:table-cell office:value-type="float" office:value="1850" table:style-name="ce2">
            <text:p>1850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ce2">
            <text:p>6.827137137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ce2">
            <text:p>6.851141141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ce2">
            <text:p>6.875145145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ce2">
            <text:p>6.899149149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ce2">
            <text:p>6.923153153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ce2">
            <text:p>6.947157157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ce2">
            <text:p>6.971161161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ce2">
            <text:p>6.995165165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ce2">
            <text:p>7.019169169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ce2">
            <text:p>7.043173173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ce2">
            <text:p>7.067177177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ce2">
            <text:p>7.091181181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ce2">
            <text:p>7.115185185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ce2">
            <text:p>7.139189189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ce2">
            <text:p>7.163193193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ce2">
            <text:p>7.187197197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ce2">
            <text:p>7.211201201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ce2">
            <text:p>7.235205205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ce2">
            <text:p>7.259209209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ce2">
            <text:p>7.283213213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ce2">
            <text:p>7.307217217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ce2">
            <text:p>7.331221221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ce2">
            <text:p>7.355225225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ce2">
            <text:p>7.379229229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ce2">
            <text:p>7.403233233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ce2">
            <text:p>7.427237237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ce2">
            <text:p>7.45124124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ce2">
            <text:p>7.47524524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ce2">
            <text:p>7.49924924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ce2">
            <text:p>7.52325325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ce2">
            <text:p>7.54725725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ce2">
            <text:p>7.571261261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ce2">
            <text:p>7.595265265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ce2">
            <text:p>7.619269269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ce2">
            <text:p>7.643273273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ce2">
            <text:p>7.667277277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ce2">
            <text:p>7.691281281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ce2">
            <text:p>7.715285285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ce2">
            <text:p>7.739289289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ce2">
            <text:p>7.763293293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ce2">
            <text:p>7.78729729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ce2">
            <text:p>7.81130130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ce2">
            <text:p>7.83530530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ce2">
            <text:p>7.85930930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ce2">
            <text:p>7.88331331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ce2">
            <text:p>7.90731731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ce2">
            <text:p>7.93132132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ce2">
            <text:p>7.95532532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ce2">
            <text:p>7.97932932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ce2">
            <text:p>8.00333333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ce2">
            <text:p>8.02733733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ce2">
            <text:p>8.05134134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ce2">
            <text:p>8.07534534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ce2">
            <text:p>8.09934934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ce2">
            <text:p>8.12335335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ce2">
            <text:p>8.14735735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ce2">
            <text:p>8.17136136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ce2">
            <text:p>8.19536536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ce2">
            <text:p>8.21936936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ce2">
            <text:p>8.24337337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ce2">
            <text:p>8.2673773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ce2">
            <text:p>8.29138138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ce2">
            <text:p>8.31538538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ce2">
            <text:p>8.33938938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ce2">
            <text:p>8.36339339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ce2">
            <text:p>8.38739739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ce2">
            <text:p>8.41140140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ce2">
            <text:p>8.43540540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ce2">
            <text:p>8.45940940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ce2">
            <text:p>8.48341341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ce2">
            <text:p>8.50741741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ce2">
            <text:p>8.53142142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ce2">
            <text:p>8.55542542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ce2">
            <text:p>8.57942942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ce2">
            <text:p>8.60343343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ce2">
            <text:p>8.62743743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ce2">
            <text:p>8.65144144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ce2">
            <text:p>8.67544544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ce2">
            <text:p>8.69944944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ce2">
            <text:p>8.72345345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ce2">
            <text:p>8.74745745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ce2">
            <text:p>8.77146146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ce2">
            <text:p>8.79546546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ce2">
            <text:p>8.81946946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ce2">
            <text:p>8.84347347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ce2">
            <text:p>8.86747747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ce2">
            <text:p>8.89148148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ce2">
            <text:p>8.91548548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ce2">
            <text:p>8.93948948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ce2">
            <text:p>8.96349349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ce2">
            <text:p>8.98749749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ce2">
            <text:p>9.01150150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ce2">
            <text:p>9.03550550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ce2">
            <text:p>9.0595095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ce2">
            <text:p>9.08351351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ce2">
            <text:p>9.10751751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ce2">
            <text:p>9.13152152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ce2">
            <text:p>9.15552552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ce2">
            <text:p>9.1795295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ce2">
            <text:p>9.20353353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ce2">
            <text:p>9.22753753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ce2">
            <text:p>9.25154154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ce2">
            <text:p>9.27554554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ce2">
            <text:p>9.2995495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ce2">
            <text:p>9.32355355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ce2">
            <text:p>9.34755755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ce2">
            <text:p>9.37156156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ce2">
            <text:p>9.39556556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ce2">
            <text:p>9.4195695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ce2">
            <text:p>9.44357357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ce2">
            <text:p>9.46757757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ce2">
            <text:p>9.49158158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ce2">
            <text:p>9.51558558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ce2">
            <text:p>9.5395895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ce2">
            <text:p>9.56359359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ce2">
            <text:p>9.58759759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ce2">
            <text:p>9.61160160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ce2">
            <text:p>9.63560560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ce2">
            <text:p>9.6596096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ce2">
            <text:p>9.68361361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ce2">
            <text:p>9.70761761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ce2">
            <text:p>9.73162162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ce2">
            <text:p>9.75562562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ce2">
            <text:p>9.7796296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ce2">
            <text:p>9.80363363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ce2">
            <text:p>9.82763763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ce2">
            <text:p>9.85164164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ce2">
            <text:p>9.87564564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ce2">
            <text:p>9.8996496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ce2">
            <text:p>9.92365365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ce2">
            <text:p>9.94765765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ce2">
            <text:p>9.97166166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ce2">
            <text:p>9.99566566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ce2">
            <text:p>10.0196696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ce2">
            <text:p>10.0436736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ce2">
            <text:p>10.0676776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ce2">
            <text:p>10.0916816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ce2">
            <text:p>10.1156856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ce2">
            <text:p>10.1396896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ce2">
            <text:p>10.1636936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ce2">
            <text:p>10.187697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ce2">
            <text:p>10.211701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ce2">
            <text:p>10.2357057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ce2">
            <text:p>10.2597097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ce2">
            <text:p>10.2837137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ce2">
            <text:p>10.3077177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ce2">
            <text:p>10.3317217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ce2">
            <text:p>10.3557257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ce2">
            <text:p>10.3797297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ce2">
            <text:p>10.4037337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ce2">
            <text:p>10.4277377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ce2">
            <text:p>10.4517417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ce2">
            <text:p>10.4757457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ce2">
            <text:p>10.4997497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ce2">
            <text:p>10.5237537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ce2">
            <text:p>10.5477577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ce2">
            <text:p>10.5717617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ce2">
            <text:p>10.5957657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ce2">
            <text:p>10.6197697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ce2">
            <text:p>10.6437737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ce2">
            <text:p>10.6677777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ce2">
            <text:p>10.6917817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ce2">
            <text:p>10.7157857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ce2">
            <text:p>10.7397897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ce2">
            <text:p>10.7637937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ce2">
            <text:p>10.787797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ce2">
            <text:p>10.811801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ce2">
            <text:p>10.8358058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ce2">
            <text:p>10.8598098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ce2">
            <text:p>10.8838138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ce2">
            <text:p>10.9078178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ce2">
            <text:p>10.9318218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ce2">
            <text:p>10.9558258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ce2">
            <text:p>10.9798298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ce2">
            <text:p>11.0038338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ce2">
            <text:p>11.0278378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ce2">
            <text:p>11.0518418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ce2">
            <text:p>11.0758458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ce2">
            <text:p>11.0998498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ce2">
            <text:p>11.1238538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ce2">
            <text:p>11.1478578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ce2">
            <text:p>11.1718618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ce2">
            <text:p>11.1958658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ce2">
            <text:p>11.2198698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ce2">
            <text:p>11.2438738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ce2">
            <text:p>11.2678778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ce2">
            <text:p>11.2918818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ce2">
            <text:p>11.3158858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ce2">
            <text:p>11.3398898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ce2">
            <text:p>11.3638938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ce2">
            <text:p>11.387897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ce2">
            <text:p>11.411901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ce2">
            <text:p>11.4359059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ce2">
            <text:p>11.4599099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ce2">
            <text:p>11.4839139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ce2">
            <text:p>11.5079179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ce2">
            <text:p>11.5319219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ce2">
            <text:p>11.5559259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ce2">
            <text:p>11.5799299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ce2">
            <text:p>11.6039339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ce2">
            <text:p>11.6279379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ce2">
            <text:p>11.6519419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ce2">
            <text:p>11.6759459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ce2">
            <text:p>11.6999499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ce2">
            <text:p>11.7239539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ce2">
            <text:p>11.7479579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ce2">
            <text:p>11.7719619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ce2">
            <text:p>11.7959659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ce2">
            <text:p>11.8199699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ce2">
            <text:p>11.8439739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ce2">
            <text:p>11.8679779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ce2">
            <text:p>11.8919819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ce2">
            <text:p>11.9159859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ce2">
            <text:p>11.9399899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ce2">
            <text:p>11.9639939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ce2">
            <text:p>11.98799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ce2">
            <text:p>12.01200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ce2">
            <text:p>12.0360060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ce2">
            <text:p>12.0600100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ce2">
            <text:p>12.0840140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ce2">
            <text:p>12.1080180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ce2">
            <text:p>12.1320220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ce2">
            <text:p>12.1560260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ce2">
            <text:p>12.1800300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ce2">
            <text:p>12.2040340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ce2">
            <text:p>12.2280380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ce2">
            <text:p>12.2520420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ce2">
            <text:p>12.2760460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ce2">
            <text:p>12.3000500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ce2">
            <text:p>12.3240540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ce2">
            <text:p>12.3480580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ce2">
            <text:p>12.3720620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ce2">
            <text:p>12.3960660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ce2">
            <text:p>12.4200700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ce2">
            <text:p>12.4440740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ce2">
            <text:p>12.4680780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ce2">
            <text:p>12.4920820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ce2">
            <text:p>12.5160860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ce2">
            <text:p>12.5400900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ce2">
            <text:p>12.5640940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ce2">
            <text:p>12.588098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ce2">
            <text:p>12.612102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ce2">
            <text:p>12.6361061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ce2">
            <text:p>12.6601101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ce2">
            <text:p>12.6841141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ce2">
            <text:p>12.7081181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ce2">
            <text:p>12.7321221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ce2">
            <text:p>12.7561261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ce2">
            <text:p>12.7801301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ce2">
            <text:p>12.8041341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ce2">
            <text:p>12.8281381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ce2">
            <text:p>12.8521421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ce2">
            <text:p>12.8761461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ce2">
            <text:p>12.9001501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ce2">
            <text:p>12.9241541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ce2">
            <text:p>12.9481581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ce2">
            <text:p>12.9721621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ce2">
            <text:p>12.9961661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ce2">
            <text:p>13.0201701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ce2">
            <text:p>13.0441741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ce2">
            <text:p>13.0681781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ce2">
            <text:p>13.0921821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ce2">
            <text:p>13.1161861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ce2">
            <text:p>13.1401901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ce2">
            <text:p>13.1641941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ce2">
            <text:p>13.188198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ce2">
            <text:p>13.212202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ce2">
            <text:p>13.2362062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ce2">
            <text:p>13.2602102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ce2">
            <text:p>13.2842142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ce2">
            <text:p>13.3082182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ce2">
            <text:p>13.3322222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ce2">
            <text:p>13.3562262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ce2">
            <text:p>13.3802302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ce2">
            <text:p>13.4042342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ce2">
            <text:p>13.4282382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ce2">
            <text:p>13.4522422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ce2">
            <text:p>13.4762462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ce2">
            <text:p>13.5002502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ce2">
            <text:p>13.5242542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ce2">
            <text:p>13.5482582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ce2">
            <text:p>13.5722622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ce2">
            <text:p>13.5962662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ce2">
            <text:p>13.6202702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ce2">
            <text:p>13.6442742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ce2">
            <text:p>13.668278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ce2">
            <text:p>13.692282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ce2">
            <text:p>13.7162862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ce2">
            <text:p>13.7402902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ce2">
            <text:p>13.7642942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ce2">
            <text:p>13.788298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ce2">
            <text:p>13.812302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ce2">
            <text:p>13.8363063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ce2">
            <text:p>13.8603103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ce2">
            <text:p>13.8843143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ce2">
            <text:p>13.9083183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ce2">
            <text:p>13.9323223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ce2">
            <text:p>13.9563263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ce2">
            <text:p>13.9803303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ce2">
            <text:p>14.0043343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ce2">
            <text:p>14.0283383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ce2">
            <text:p>14.0523423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ce2">
            <text:p>14.0763463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ce2">
            <text:p>14.1003503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ce2">
            <text:p>14.1243543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ce2">
            <text:p>14.1483583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ce2">
            <text:p>14.1723623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ce2">
            <text:p>14.1963663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ce2">
            <text:p>14.2203703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ce2">
            <text:p>14.2443743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ce2">
            <text:p>14.2683783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ce2">
            <text:p>14.2923823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ce2">
            <text:p>14.3163863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ce2">
            <text:p>14.3403903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ce2">
            <text:p>14.3643943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ce2">
            <text:p>14.388398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ce2">
            <text:p>14.41240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ce2">
            <text:p>14.4364064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ce2">
            <text:p>14.4604104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ce2">
            <text:p>14.4844144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ce2">
            <text:p>14.5084184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ce2">
            <text:p>14.5324224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ce2">
            <text:p>14.5564264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ce2">
            <text:p>14.5804304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ce2">
            <text:p>14.6044344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ce2">
            <text:p>14.6284384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ce2">
            <text:p>14.6524424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ce2">
            <text:p>14.6764464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ce2">
            <text:p>14.7004504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ce2">
            <text:p>14.7244544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ce2">
            <text:p>14.7484584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ce2">
            <text:p>14.7724624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ce2">
            <text:p>14.7964664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ce2">
            <text:p>14.8204704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ce2">
            <text:p>14.8444744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ce2">
            <text:p>14.8684784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ce2">
            <text:p>14.8924824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ce2">
            <text:p>14.9164864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ce2">
            <text:p>14.9404904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ce2">
            <text:p>14.9644944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ce2">
            <text:p>14.988498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ce2">
            <text:p>15.012502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ce2">
            <text:p>15.0365065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ce2">
            <text:p>15.0605105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ce2">
            <text:p>15.0845145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ce2">
            <text:p>15.1085185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ce2">
            <text:p>15.1325225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ce2">
            <text:p>15.1565265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ce2">
            <text:p>15.1805305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ce2">
            <text:p>15.2045345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ce2">
            <text:p>15.2285385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ce2">
            <text:p>15.2525425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ce2">
            <text:p>15.2765465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ce2">
            <text:p>15.3005505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ce2">
            <text:p>15.3245545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ce2">
            <text:p>15.3485585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ce2">
            <text:p>15.3725625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ce2">
            <text:p>15.3965665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ce2">
            <text:p>15.4205705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ce2">
            <text:p>15.4445745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ce2">
            <text:p>15.4685785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ce2">
            <text:p>15.49258258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ce2">
            <text:p>15.5165865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ce2">
            <text:p>15.5405905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ce2">
            <text:p>15.5645945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ce2">
            <text:p>15.5885986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ce2">
            <text:p>15.6126026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ce2">
            <text:p>15.6366066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ce2">
            <text:p>15.6606106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ce2">
            <text:p>15.6846146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ce2">
            <text:p>15.7086186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ce2">
            <text:p>15.7326226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ce2">
            <text:p>15.7566266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ce2">
            <text:p>15.7806306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ce2">
            <text:p>15.8046346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ce2">
            <text:p>15.82863864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ce2">
            <text:p>15.85264264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ce2">
            <text:p>15.8766466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ce2">
            <text:p>15.9006506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ce2">
            <text:p>15.9246546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ce2">
            <text:p>15.94865866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ce2">
            <text:p>15.97266266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ce2">
            <text:p>15.9966666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ce2">
            <text:p>16.0206706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ce2">
            <text:p>16.0446746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ce2">
            <text:p>16.0686786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ce2">
            <text:p>16.0926826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ce2">
            <text:p>16.1166866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ce2">
            <text:p>16.1406906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ce2">
            <text:p>16.1646946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ce2">
            <text:p>16.188698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ce2">
            <text:p>16.212702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ce2">
            <text:p>16.2367067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ce2">
            <text:p>16.2607107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ce2">
            <text:p>16.2847147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ce2">
            <text:p>16.30871872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ce2">
            <text:p>16.33272272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ce2">
            <text:p>16.3567267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ce2">
            <text:p>16.3807307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ce2">
            <text:p>16.4047347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ce2">
            <text:p>16.4287387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ce2">
            <text:p>16.4527427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ce2">
            <text:p>16.4767467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ce2">
            <text:p>16.5007507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ce2">
            <text:p>16.5247547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ce2">
            <text:p>16.54875876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ce2">
            <text:p>16.57276276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ce2">
            <text:p>16.5967667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ce2">
            <text:p>16.6207707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ce2">
            <text:p>16.6447747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ce2">
            <text:p>16.66877878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ce2">
            <text:p>16.6927827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ce2">
            <text:p>16.7167867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ce2">
            <text:p>16.7407907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ce2">
            <text:p>16.7647947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ce2">
            <text:p>16.788798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ce2">
            <text:p>16.81280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ce2">
            <text:p>16.8368068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ce2">
            <text:p>16.8608108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ce2">
            <text:p>16.8848148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ce2">
            <text:p>16.9088188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ce2">
            <text:p>16.9328228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ce2">
            <text:p>16.9568268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ce2">
            <text:p>16.9808308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ce2">
            <text:p>17.0048348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ce2">
            <text:p>17.0288388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ce2">
            <text:p>17.0528428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ce2">
            <text:p>17.0768468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ce2">
            <text:p>17.1008508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ce2">
            <text:p>17.1248548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ce2">
            <text:p>17.1488588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ce2">
            <text:p>17.1728628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ce2">
            <text:p>17.1968668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ce2">
            <text:p>17.2208708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ce2">
            <text:p>17.2448748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ce2">
            <text:p>17.2688788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ce2">
            <text:p>17.2928828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ce2">
            <text:p>17.3168868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ce2">
            <text:p>17.3408908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ce2">
            <text:p>17.3648948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ce2">
            <text:p>17.388898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ce2">
            <text:p>17.412902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ce2">
            <text:p>17.4369069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ce2">
            <text:p>17.4609109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ce2">
            <text:p>17.4849149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ce2">
            <text:p>17.50891892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ce2">
            <text:p>17.53292292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ce2">
            <text:p>17.55692693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ce2">
            <text:p>17.58093093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ce2">
            <text:p>17.60493493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ce2">
            <text:p>17.6289389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ce2">
            <text:p>17.65294294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ce2">
            <text:p>17.6769469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ce2">
            <text:p>17.7009509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ce2">
            <text:p>17.7249549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ce2">
            <text:p>17.74895896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ce2">
            <text:p>17.77296296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ce2">
            <text:p>17.7969669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ce2">
            <text:p>17.8209709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ce2">
            <text:p>17.8449749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ce2">
            <text:p>17.86897898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ce2">
            <text:p>17.89298298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ce2">
            <text:p>17.9169869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ce2">
            <text:p>17.9409909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ce2">
            <text:p>17.9649949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ce2">
            <text:p>17.98899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ce2">
            <text:p>18.013003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ce2">
            <text:p>18.0370070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ce2">
            <text:p>18.0610110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ce2">
            <text:p>18.08501502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ce2">
            <text:p>18.10901902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ce2">
            <text:p>18.13302302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ce2">
            <text:p>18.15702703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ce2">
            <text:p>18.18103103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ce2">
            <text:p>18.20503504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ce2">
            <text:p>18.22903904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ce2">
            <text:p>18.25304304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ce2">
            <text:p>18.2770470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ce2">
            <text:p>18.3010510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ce2">
            <text:p>18.32505506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ce2">
            <text:p>18.34905906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ce2">
            <text:p>18.37306306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ce2">
            <text:p>18.3970670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ce2">
            <text:p>18.4210710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ce2">
            <text:p>18.44507508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ce2">
            <text:p>18.46907908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ce2">
            <text:p>18.49308308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ce2">
            <text:p>18.5170870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ce2">
            <text:p>18.5410910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ce2">
            <text:p>18.5650951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ce2">
            <text:p>18.5890991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ce2">
            <text:p>18.6131031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ce2">
            <text:p>18.6371071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ce2">
            <text:p>18.6611111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ce2">
            <text:p>18.6851151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ce2">
            <text:p>18.7091191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ce2">
            <text:p>18.7331231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ce2">
            <text:p>18.7571271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ce2">
            <text:p>18.7811311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ce2">
            <text:p>18.8051351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ce2">
            <text:p>18.8291391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ce2">
            <text:p>18.8531431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ce2">
            <text:p>18.8771471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ce2">
            <text:p>18.9011511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ce2">
            <text:p>18.9251551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ce2">
            <text:p>18.9491591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ce2">
            <text:p>18.9731631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ce2">
            <text:p>18.9971671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ce2">
            <text:p>19.0211711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ce2">
            <text:p>19.0451751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ce2">
            <text:p>19.0691791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ce2">
            <text:p>19.0931831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ce2">
            <text:p>19.1171871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ce2">
            <text:p>19.1411911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ce2">
            <text:p>19.165195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ce2">
            <text:p>19.189199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ce2">
            <text:p>19.213203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ce2">
            <text:p>19.2372072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ce2">
            <text:p>19.2612112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ce2">
            <text:p>19.2852152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ce2">
            <text:p>19.3092192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ce2">
            <text:p>19.3332232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ce2">
            <text:p>19.3572272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ce2">
            <text:p>19.3812312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ce2">
            <text:p>19.4052352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ce2">
            <text:p>19.4292392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ce2">
            <text:p>19.45324324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ce2">
            <text:p>19.47724725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ce2">
            <text:p>19.50125125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ce2">
            <text:p>19.52525526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ce2">
            <text:p>19.54925926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ce2">
            <text:p>19.57326326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ce2">
            <text:p>19.59726727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ce2">
            <text:p>19.62127127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ce2">
            <text:p>19.6452752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ce2">
            <text:p>19.6692792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ce2">
            <text:p>19.6932832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ce2">
            <text:p>19.7172872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ce2">
            <text:p>19.7412912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ce2">
            <text:p>19.7652953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ce2">
            <text:p>19.7892993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ce2">
            <text:p>19.8133033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ce2">
            <text:p>19.83730731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ce2">
            <text:p>19.86131131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ce2">
            <text:p>19.88531532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ce2">
            <text:p>19.90931932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ce2">
            <text:p>19.93332332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ce2">
            <text:p>19.95732733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ce2">
            <text:p>19.98133133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ce2">
            <text:p>20.00533534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ce2">
            <text:p>20.02933934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ce2">
            <text:p>20.05334334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ce2">
            <text:p>20.07734735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ce2">
            <text:p>20.10135135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ce2">
            <text:p>20.12535536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ce2">
            <text:p>20.14935936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ce2">
            <text:p>20.17336336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ce2">
            <text:p>20.19736737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ce2">
            <text:p>20.22137137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ce2">
            <text:p>20.24537538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ce2">
            <text:p>20.26937938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ce2">
            <text:p>20.29338338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ce2">
            <text:p>20.31738739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ce2">
            <text:p>20.34139139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ce2">
            <text:p>20.3653954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ce2">
            <text:p>20.3893994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ce2">
            <text:p>20.4134034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ce2">
            <text:p>20.43740741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ce2">
            <text:p>20.46141141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ce2">
            <text:p>20.48541542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ce2">
            <text:p>20.50941942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ce2">
            <text:p>20.53342342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ce2">
            <text:p>20.55742743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ce2">
            <text:p>20.58143143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ce2">
            <text:p>20.60543544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ce2">
            <text:p>20.62943944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ce2">
            <text:p>20.65344344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ce2">
            <text:p>20.67744745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ce2">
            <text:p>20.70145145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ce2">
            <text:p>20.72545546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ce2">
            <text:p>20.74945946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ce2">
            <text:p>20.77346346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ce2">
            <text:p>20.79746747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ce2">
            <text:p>20.82147147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ce2">
            <text:p>20.84547548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ce2">
            <text:p>20.86947948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ce2">
            <text:p>20.89348348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ce2">
            <text:p>20.91748749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ce2">
            <text:p>20.94149149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ce2">
            <text:p>20.9654955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ce2">
            <text:p>20.9894995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ce2">
            <text:p>21.0135035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ce2">
            <text:p>21.03750751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ce2">
            <text:p>21.06151151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ce2">
            <text:p>21.08551552</text:p>
          </table:table-cell>
          <table:table-cell office:value-type="float" office:value="210" table:style-name="ce2">
            <text:p>210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ce2">
            <text:p>21.10951952</text:p>
          </table:table-cell>
          <table:table-cell office:value-type="float" office:value="210" table:style-name="ce2">
            <text:p>210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ce2">
            <text:p>21.13352352</text:p>
          </table:table-cell>
          <table:table-cell office:value-type="float" office:value="210" table:style-name="ce2">
            <text:p>210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ce2">
            <text:p>21.15752753</text:p>
          </table:table-cell>
          <table:table-cell office:value-type="float" office:value="210" table:style-name="ce2">
            <text:p>210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ce2">
            <text:p>21.18153153</text:p>
          </table:table-cell>
          <table:table-cell office:value-type="float" office:value="210" table:style-name="ce2">
            <text:p>210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ce2">
            <text:p>21.20553554</text:p>
          </table:table-cell>
          <table:table-cell office:value-type="float" office:value="210" table:style-name="ce2">
            <text:p>210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ce2">
            <text:p>21.22953954</text:p>
          </table:table-cell>
          <table:table-cell office:value-type="float" office:value="210" table:style-name="ce2">
            <text:p>210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ce2">
            <text:p>21.25354354</text:p>
          </table:table-cell>
          <table:table-cell office:value-type="float" office:value="210" table:style-name="ce2">
            <text:p>210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ce2">
            <text:p>21.27754755</text:p>
          </table:table-cell>
          <table:table-cell office:value-type="float" office:value="210" table:style-name="ce2">
            <text:p>210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ce2">
            <text:p>21.30155155</text:p>
          </table:table-cell>
          <table:table-cell office:value-type="float" office:value="210" table:style-name="ce2">
            <text:p>210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ce2">
            <text:p>21.32555556</text:p>
          </table:table-cell>
          <table:table-cell office:value-type="float" office:value="210" table:style-name="ce2">
            <text:p>210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ce2">
            <text:p>21.34955956</text:p>
          </table:table-cell>
          <table:table-cell office:value-type="float" office:value="210" table:style-name="ce2">
            <text:p>210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ce2">
            <text:p>21.37356356</text:p>
          </table:table-cell>
          <table:table-cell office:value-type="float" office:value="210" table:style-name="ce2">
            <text:p>210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ce2">
            <text:p>21.39756757</text:p>
          </table:table-cell>
          <table:table-cell office:value-type="float" office:value="240" table:style-name="ce2">
            <text:p>240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ce2">
            <text:p>21.42157157</text:p>
          </table:table-cell>
          <table:table-cell office:value-type="float" office:value="240" table:style-name="ce2">
            <text:p>240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ce2">
            <text:p>21.44557558</text:p>
          </table:table-cell>
          <table:table-cell office:value-type="float" office:value="240" table:style-name="ce2">
            <text:p>240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ce2">
            <text:p>21.46957958</text:p>
          </table:table-cell>
          <table:table-cell office:value-type="float" office:value="240" table:style-name="ce2">
            <text:p>240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ce2">
            <text:p>21.49358358</text:p>
          </table:table-cell>
          <table:table-cell office:value-type="float" office:value="240" table:style-name="ce2">
            <text:p>240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ce2">
            <text:p>21.51758759</text:p>
          </table:table-cell>
          <table:table-cell office:value-type="float" office:value="240" table:style-name="ce2">
            <text:p>240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ce2">
            <text:p>21.54159159</text:p>
          </table:table-cell>
          <table:table-cell office:value-type="float" office:value="240" table:style-name="ce2">
            <text:p>240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ce2">
            <text:p>21.5655956</text:p>
          </table:table-cell>
          <table:table-cell office:value-type="float" office:value="240" table:style-name="ce2">
            <text:p>240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ce2">
            <text:p>21.5895996</text:p>
          </table:table-cell>
          <table:table-cell office:value-type="float" office:value="240" table:style-name="ce2">
            <text:p>240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ce2">
            <text:p>21.6136036</text:p>
          </table:table-cell>
          <table:table-cell office:value-type="float" office:value="240" table:style-name="ce2">
            <text:p>240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ce2">
            <text:p>21.63760761</text:p>
          </table:table-cell>
          <table:table-cell office:value-type="float" office:value="240" table:style-name="ce2">
            <text:p>240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ce2">
            <text:p>21.66161161</text:p>
          </table:table-cell>
          <table:table-cell office:value-type="float" office:value="240" table:style-name="ce2">
            <text:p>240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ce2">
            <text:p>21.68561562</text:p>
          </table:table-cell>
          <table:table-cell office:value-type="float" office:value="240" table:style-name="ce2">
            <text:p>240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ce2">
            <text:p>21.70961962</text:p>
          </table:table-cell>
          <table:table-cell office:value-type="float" office:value="270" table:style-name="ce2">
            <text:p>270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ce2">
            <text:p>21.73362362</text:p>
          </table:table-cell>
          <table:table-cell office:value-type="float" office:value="270" table:style-name="ce2">
            <text:p>270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ce2">
            <text:p>21.75762763</text:p>
          </table:table-cell>
          <table:table-cell office:value-type="float" office:value="270" table:style-name="ce2">
            <text:p>270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ce2">
            <text:p>21.78163163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ce2">
            <text:p>21.80563564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ce2">
            <text:p>21.82963964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ce2">
            <text:p>21.85364364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ce2">
            <text:p>21.87764765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ce2">
            <text:p>21.90165165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ce2">
            <text:p>21.92565566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ce2">
            <text:p>21.94965966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ce2">
            <text:p>21.97366366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ce2">
            <text:p>21.99766767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ce2">
            <text:p>22.02167167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ce2">
            <text:p>22.04567568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ce2">
            <text:p>22.06967968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ce2">
            <text:p>22.09368368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ce2">
            <text:p>22.11768769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ce2">
            <text:p>22.14169169</text:p>
          </table:table-cell>
          <table:table-cell office:value-type="float" office:value="1210" table:style-name="ce2">
            <text:p>1210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ce2">
            <text:p>22.1656957</text:p>
          </table:table-cell>
          <table:table-cell office:value-type="float" office:value="1210" table:style-name="ce2">
            <text:p>1210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ce2">
            <text:p>22.1896997</text:p>
          </table:table-cell>
          <table:table-cell office:value-type="float" office:value="1210" table:style-name="ce2">
            <text:p>1210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ce2">
            <text:p>22.2137037</text:p>
          </table:table-cell>
          <table:table-cell office:value-type="float" office:value="1210" table:style-name="ce2">
            <text:p>1210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ce2">
            <text:p>22.23770771</text:p>
          </table:table-cell>
          <table:table-cell office:value-type="float" office:value="1210" table:style-name="ce2">
            <text:p>1210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ce2">
            <text:p>22.26171171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ce2">
            <text:p>22.28571572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ce2">
            <text:p>22.30971972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ce2">
            <text:p>22.33372372</text:p>
          </table:table-cell>
          <table:table-cell office:value-type="float" office:value="270" table:style-name="ce2">
            <text:p>270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ce2">
            <text:p>22.35772773</text:p>
          </table:table-cell>
          <table:table-cell office:value-type="float" office:value="270" table:style-name="ce2">
            <text:p>270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ce2">
            <text:p>22.38173173</text:p>
          </table:table-cell>
          <table:table-cell office:value-type="float" office:value="270" table:style-name="ce2">
            <text:p>270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ce2">
            <text:p>22.40573574</text:p>
          </table:table-cell>
          <table:table-cell office:value-type="float" office:value="270" table:style-name="ce2">
            <text:p>270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ce2">
            <text:p>22.42973974</text:p>
          </table:table-cell>
          <table:table-cell office:value-type="float" office:value="270" table:style-name="ce2">
            <text:p>270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ce2">
            <text:p>22.45374374</text:p>
          </table:table-cell>
          <table:table-cell office:value-type="float" office:value="270" table:style-name="ce2">
            <text:p>270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ce2">
            <text:p>22.47774775</text:p>
          </table:table-cell>
          <table:table-cell office:value-type="float" office:value="1180" table:style-name="ce2">
            <text:p>1180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ce2">
            <text:p>22.50175175</text:p>
          </table:table-cell>
          <table:table-cell office:value-type="float" office:value="1180" table:style-name="ce2">
            <text:p>1180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ce2">
            <text:p>22.52575576</text:p>
          </table:table-cell>
          <table:table-cell office:value-type="float" office:value="1180" table:style-name="ce2">
            <text:p>1180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ce2">
            <text:p>22.54975976</text:p>
          </table:table-cell>
          <table:table-cell office:value-type="float" office:value="1180" table:style-name="ce2">
            <text:p>1180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ce2">
            <text:p>22.57376376</text:p>
          </table:table-cell>
          <table:table-cell office:value-type="float" office:value="1180" table:style-name="ce2">
            <text:p>1180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ce2">
            <text:p>22.59776777</text:p>
          </table:table-cell>
          <table:table-cell office:value-type="float" office:value="270" table:style-name="ce2">
            <text:p>270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ce2">
            <text:p>22.62177177</text:p>
          </table:table-cell>
          <table:table-cell office:value-type="float" office:value="270" table:style-name="ce2">
            <text:p>270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ce2">
            <text:p>22.64577578</text:p>
          </table:table-cell>
          <table:table-cell office:value-type="float" office:value="270" table:style-name="ce2">
            <text:p>270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ce2">
            <text:p>22.66977978</text:p>
          </table:table-cell>
          <table:table-cell office:value-type="float" office:value="270" table:style-name="ce2">
            <text:p>270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ce2">
            <text:p>22.69378378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ce2">
            <text:p>22.71778779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ce2">
            <text:p>22.74179179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ce2">
            <text:p>22.7657958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ce2">
            <text:p>22.7897998</text:p>
          </table:table-cell>
          <table:table-cell office:value-type="float" office:value="300" table:style-name="ce2">
            <text:p>300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ce2">
            <text:p>22.8138038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ce2">
            <text:p>22.83780781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ce2">
            <text:p>22.86181181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ce2">
            <text:p>22.88581582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ce2">
            <text:p>22.90981982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ce2">
            <text:p>22.93382382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ce2">
            <text:p>22.95782783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ce2">
            <text:p>22.98183183</text:p>
          </table:table-cell>
          <table:table-cell office:value-type="float" office:value="330" table:style-name="ce2">
            <text:p>330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ce2">
            <text:p>23.005835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ce2">
            <text:p>23.029839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ce2">
            <text:p>23.05384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ce2">
            <text:p>23.077847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ce2">
            <text:p>23.101851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ce2">
            <text:p>23.1258558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ce2">
            <text:p>23.1498598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ce2">
            <text:p>23.1738638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ce2">
            <text:p>23.1978678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ce2">
            <text:p>23.2218718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ce2">
            <text:p>23.245875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ce2">
            <text:p>23.269879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ce2">
            <text:p>23.293883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ce2">
            <text:p>23.317887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ce2">
            <text:p>23.341891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ce2">
            <text:p>23.365895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ce2">
            <text:p>23.38989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ce2">
            <text:p>23.413903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ce2">
            <text:p>23.4379079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ce2">
            <text:p>23.4619119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ce2">
            <text:p>23.485915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ce2">
            <text:p>23.509919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ce2">
            <text:p>23.53392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ce2">
            <text:p>23.557927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ce2">
            <text:p>23.581931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ce2">
            <text:p>23.6059359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ce2">
            <text:p>23.6299399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ce2">
            <text:p>23.6539439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ce2">
            <text:p>23.6779479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ce2">
            <text:p>23.7019519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ce2">
            <text:p>23.725955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ce2">
            <text:p>23.749959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ce2">
            <text:p>23.773963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ce2">
            <text:p>23.797967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ce2">
            <text:p>23.821971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ce2">
            <text:p>23.8459759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ce2">
            <text:p>23.8699799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ce2">
            <text:p>23.8939839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ce2">
            <text:p>23.917987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ce2">
            <text:p>23.941991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ce2">
            <text:p>23.9659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9" table:style-name="ce2">
            <text:p>23.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number-rows-repeated="1047575" table:style-name="ro2">
          <table:table-cell table:number-columns-repeated="16384"/>
        </table:table-row>
      </table:table>
      <table:table table:name="sa-quick-power-usage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E-2" table:style-name="ce1">
            <text:p>0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ce1">
            <text:p>0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ce1">
            <text:p>0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ce1">
            <text:p>0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ce1">
            <text:p>0.1200000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ce1">
            <text:p>0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ce1">
            <text:p>0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92" table:style-name="ce1">
            <text:p>0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16" table:style-name="ce1">
            <text:p>0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ce1">
            <text:p>0.24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ce1">
            <text:p>0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ce1">
            <text:p>0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6" table:style-name="ce1">
            <text:p>0.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ce1">
            <text:p>0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ce1">
            <text:p>0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32" table:style-name="ce1">
            <text:p>0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ce1">
            <text:p>0.480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04" table:style-name="ce1">
            <text:p>0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ce1">
            <text:p>0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ce1">
            <text:p>0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ce1">
            <text:p>0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24" table:style-name="ce1">
            <text:p>0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ce1">
            <text:p>0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ce1">
            <text:p>0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ce1">
            <text:p>0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2" table:style-name="ce1">
            <text:p>0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ce1">
            <text:p>0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ce1">
            <text:p>0.7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ce1">
            <text:p>0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ce1">
            <text:p>0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ce1">
            <text:p>0.8400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ce1">
            <text:p>0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ce1">
            <text:p>0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ce1">
            <text:p>0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ce1">
            <text:p>0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ce1">
            <text:p>0.96000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ce1">
            <text:p>0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08" table:style-name="ce1">
            <text:p>1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ce1">
            <text:p>1.03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56" table:style-name="ce1">
            <text:p>1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8" table:style-name="ce1">
            <text:p>1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ce1">
            <text:p>1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ce1">
            <text:p>1.1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ce1">
            <text:p>1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ce1">
            <text:p>1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24" table:style-name="ce1">
            <text:p>1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48" table:style-name="ce1">
            <text:p>1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72" table:style-name="ce1">
            <text:p>1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96" table:style-name="ce1">
            <text:p>1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2" table:style-name="ce1">
            <text:p>1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ce1">
            <text:p>1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ce1">
            <text:p>1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ce1">
            <text:p>1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ce1">
            <text:p>1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4" table:style-name="ce1">
            <text:p>1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64" table:style-name="ce1">
            <text:p>1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88" table:style-name="ce1">
            <text:p>1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12" table:style-name="ce1">
            <text:p>1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36" table:style-name="ce1">
            <text:p>1.5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ce1">
            <text:p>1.5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ce1">
            <text:p>1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ce1">
            <text:p>1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ce1">
            <text:p>1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ce1">
            <text:p>1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ce1">
            <text:p>1.68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04" table:style-name="ce1">
            <text:p>1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28" table:style-name="ce1">
            <text:p>1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52" table:style-name="ce1">
            <text:p>1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76" table:style-name="ce1">
            <text:p>1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ce1">
            <text:p>1.8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ce1">
            <text:p>1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ce1">
            <text:p>1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ce1">
            <text:p>1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ce1">
            <text:p>1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ce1">
            <text:p>1.9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44" table:style-name="ce1">
            <text:p>1.9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68" table:style-name="ce1">
            <text:p>1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92" table:style-name="ce1">
            <text:p>1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16" table:style-name="ce1">
            <text:p>2.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ce1">
            <text:p>2.064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ce1">
            <text:p>2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ce1">
            <text:p>2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ce1">
            <text:p>2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ce1">
            <text:p>2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ce1">
            <text:p>2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ce1">
            <text:p>2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ce1">
            <text:p>2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ce1">
            <text:p>2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ce1">
            <text:p>2.3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ce1">
            <text:p>2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ce1">
            <text:p>2.4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48" table:style-name="ce1">
            <text:p>2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ce1">
            <text:p>2.47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96" table:style-name="ce1">
            <text:p>2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2" table:style-name="ce1">
            <text:p>2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44" table:style-name="ce1">
            <text:p>2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ce1">
            <text:p>2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ce1">
            <text:p>2.5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ce1">
            <text:p>2.6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ce1">
            <text:p>2.6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ce1">
            <text:p>2.6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ce1">
            <text:p>2.71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ce1">
            <text:p>2.7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6" table:style-name="ce1">
            <text:p>2.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ce1">
            <text:p>2.7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ce1">
            <text:p>2.8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ce1">
            <text:p>2.8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ce1">
            <text:p>2.8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8" table:style-name="ce1">
            <text:p>2.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ce1">
            <text:p>2.9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ce1">
            <text:p>2.9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ce1">
            <text:p>2.95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76" table:style-name="ce1">
            <text:p>2.9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24" table:style-name="ce1">
            <text:p>3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48" table:style-name="ce1">
            <text:p>3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ce1">
            <text:p>3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ce1">
            <text:p>3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ce1">
            <text:p>3.1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ce1">
            <text:p>3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ce1">
            <text:p>3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ce1">
            <text:p>3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ce1">
            <text:p>3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4" table:style-name="ce1">
            <text:p>3.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ce1">
            <text:p>3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ce1">
            <text:p>3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ce1">
            <text:p>3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ce1">
            <text:p>3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ce1">
            <text:p>3.3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ce1">
            <text:p>3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ce1">
            <text:p>3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ce1">
            <text:p>3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56" table:style-name="ce1">
            <text:p>3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8" table:style-name="ce1">
            <text:p>3.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04" table:style-name="ce1">
            <text:p>3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28" table:style-name="ce1">
            <text:p>3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52" table:style-name="ce1">
            <text:p>3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ce1">
            <text:p>3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ce1">
            <text:p>3.6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ce1">
            <text:p>3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ce1">
            <text:p>3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ce1">
            <text:p>3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ce1">
            <text:p>3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2" table:style-name="ce1">
            <text:p>3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ce1">
            <text:p>3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ce1">
            <text:p>3.768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ce1">
            <text:p>3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ce1">
            <text:p>3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ce1">
            <text:p>3.84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ce1">
            <text:p>3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ce1">
            <text:p>3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ce1">
            <text:p>3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ce1">
            <text:p>3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6" table:style-name="ce1">
            <text:p>3.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84" table:style-name="ce1">
            <text:p>3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08" table:style-name="ce1">
            <text:p>4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32" table:style-name="ce1">
            <text:p>4.0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56" table:style-name="ce1">
            <text:p>4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8" table:style-name="ce1">
            <text:p>4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ce1">
            <text:p>4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ce1">
            <text:p>4.128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ce1">
            <text:p>4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ce1">
            <text:p>4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ce1">
            <text:p>4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ce1">
            <text:p>4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ce1">
            <text:p>4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ce1">
            <text:p>4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2" table:style-name="ce1">
            <text:p>4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ce1">
            <text:p>4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ce1">
            <text:p>4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ce1">
            <text:p>4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ce1">
            <text:p>4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ce1">
            <text:p>4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ce1">
            <text:p>4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ce1">
            <text:p>4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ce1">
            <text:p>4.536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ce1">
            <text:p>4.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ce1">
            <text:p>4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ce1">
            <text:p>4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ce1">
            <text:p>4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ce1">
            <text:p>4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8" table:style-name="ce1">
            <text:p>4.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ce1">
            <text:p>4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ce1">
            <text:p>4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ce1">
            <text:p>4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ce1">
            <text:p>4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ce1">
            <text:p>4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ce1">
            <text:p>4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ce1">
            <text:p>4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ce1">
            <text:p>4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2" table:style-name="ce1">
            <text:p>4.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ce1">
            <text:p>4.944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68" table:style-name="ce1">
            <text:p>4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92" table:style-name="ce1">
            <text:p>4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ce1">
            <text:p>5.016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4" table:style-name="ce1">
            <text:p>5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ce1">
            <text:p>5.0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ce1">
            <text:p>5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ce1">
            <text:p>5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ce1">
            <text:p>5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6" table:style-name="ce1">
            <text:p>5.1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ce1">
            <text:p>5.18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ce1">
            <text:p>5.20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ce1">
            <text:p>5.23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ce1">
            <text:p>5.2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8" table:style-name="ce1">
            <text:p>5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ce1">
            <text:p>5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ce1">
            <text:p>5.3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ce1">
            <text:p>5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ce1">
            <text:p>5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ce1">
            <text:p>5.424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ce1">
            <text:p>5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ce1">
            <text:p>5.4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ce1">
            <text:p>5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2" table:style-name="ce1">
            <text:p>5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ce1">
            <text:p>5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ce1">
            <text:p>5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ce1">
            <text:p>5.5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ce1">
            <text:p>5.61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4" table:style-name="ce1">
            <text:p>5.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ce1">
            <text:p>5.6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ce1">
            <text:p>5.6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ce1">
            <text:p>5.71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ce1">
            <text:p>5.736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5.76" table:style-name="ce1">
            <text:p>5.76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ce1">
            <text:p>5.784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ce1">
            <text:p>5.808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ce1">
            <text:p>5.8320003</text:p>
          </table:table-cell>
          <table:table-cell office:value-type="float" office:value="970.95" table:style-name="ce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ce1">
            <text:p>5.856</text:p>
          </table:table-cell>
          <table:table-cell office:value-type="float" office:value="970.95" table:style-name="ce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88" table:style-name="ce1">
            <text:p>5.88</text:p>
          </table:table-cell>
          <table:table-cell office:value-type="float" office:value="970.95" table:style-name="ce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ce1">
            <text:p>5.9040003</text:p>
          </table:table-cell>
          <table:table-cell office:value-type="float" office:value="970.95" table:style-name="ce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ce1">
            <text:p>5.928</text:p>
          </table:table-cell>
          <table:table-cell office:value-type="float" office:value="970.95" table:style-name="ce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952" table:style-name="ce1">
            <text:p>5.952</text:p>
          </table:table-cell>
          <table:table-cell office:value-type="float" office:value="970.95" table:style-name="ce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5.976" table:style-name="ce1">
            <text:p>5.97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70.95" table:style-name="ce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024" table:style-name="ce1">
            <text:p>6.024</text:p>
          </table:table-cell>
          <table:table-cell office:value-type="float" office:value="970.95" table:style-name="ce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048" table:style-name="ce1">
            <text:p>6.048</text:p>
          </table:table-cell>
          <table:table-cell office:value-type="float" office:value="970.95" table:style-name="ce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ce1">
            <text:p>6.072</text:p>
          </table:table-cell>
          <table:table-cell office:value-type="float" office:value="970.95" table:style-name="ce1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ce1">
            <text:p>6.09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12" table:style-name="ce1">
            <text:p>6.1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ce1">
            <text:p>6.144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ce1">
            <text:p>6.168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ce1">
            <text:p>6.19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ce1">
            <text:p>6.21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ce1">
            <text:p>6.240000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ce1">
            <text:p>6.26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ce1">
            <text:p>6.2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ce1">
            <text:p>6.3120003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ce1">
            <text:p>6.336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6.36" table:style-name="ce1">
            <text:p>6.3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ce1">
            <text:p>6.384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ce1">
            <text:p>6.408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ce1">
            <text:p>6.43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ce1">
            <text:p>6.45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48" table:style-name="ce1">
            <text:p>6.48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ce1">
            <text:p>6.504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ce1">
            <text:p>6.528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ce1">
            <text:p>6.55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ce1">
            <text:p>6.57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ce1">
            <text:p>6.6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ce1">
            <text:p>6.648000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ce1">
            <text:p>6.6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ce1">
            <text:p>6.6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ce1">
            <text:p>6.720000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ce1">
            <text:p>6.7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ce1">
            <text:p>6.76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ce1">
            <text:p>6.792000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ce1">
            <text:p>6.81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84" table:style-name="ce1">
            <text:p>6.8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ce1">
            <text:p>6.86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ce1">
            <text:p>6.88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ce1">
            <text:p>6.9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ce1">
            <text:p>6.93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6" table:style-name="ce1">
            <text:p>6.9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84" table:style-name="ce1">
            <text:p>6.98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7.008" table:style-name="ce1">
            <text:p>7.0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032" table:style-name="ce1">
            <text:p>7.0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056" table:style-name="ce1">
            <text:p>7.0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08" table:style-name="ce1">
            <text:p>7.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ce1">
            <text:p>7.1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ce1">
            <text:p>7.1280003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ce1">
            <text:p>7.15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ce1">
            <text:p>7.1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ce1">
            <text:p>7.2000003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ce1">
            <text:p>7.2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ce1">
            <text:p>7.2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ce1">
            <text:p>7.2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ce1">
            <text:p>7.2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32" table:style-name="ce1">
            <text:p>7.3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ce1">
            <text:p>7.344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ce1">
            <text:p>7.368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ce1">
            <text:p>7.39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ce1">
            <text:p>7.416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44" table:style-name="ce1">
            <text:p>7.44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ce1">
            <text:p>7.464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ce1">
            <text:p>7.488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ce1">
            <text:p>7.51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ce1">
            <text:p>7.5360003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56" table:style-name="ce1">
            <text:p>7.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ce1">
            <text:p>7.584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ce1">
            <text:p>7.6080003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ce1">
            <text:p>7.63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ce1">
            <text:p>7.656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ce1">
            <text:p>7.6800003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ce1">
            <text:p>7.704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ce1">
            <text:p>7.728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ce1">
            <text:p>7.752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ce1">
            <text:p>7.776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ce1">
            <text:p>7.8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ce1">
            <text:p>7.8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ce1">
            <text:p>7.8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ce1">
            <text:p>7.8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92" table:style-name="ce1">
            <text:p>7.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ce1">
            <text:p>7.944000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7.968" table:style-name="ce1">
            <text:p>7.96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992" table:style-name="ce1">
            <text:p>7.99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016" table:style-name="ce1">
            <text:p>8.01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ce1">
            <text:p>8.0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ce1">
            <text:p>8.06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ce1">
            <text:p>8.08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ce1">
            <text:p>8.11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ce1">
            <text:p>8.13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16" table:style-name="ce1">
            <text:p>8.1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ce1">
            <text:p>8.18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ce1">
            <text:p>8.20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ce1">
            <text:p>8.23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ce1">
            <text:p>8.2560005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ce1">
            <text:p>8.2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ce1">
            <text:p>8.30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ce1">
            <text:p>8.32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ce1">
            <text:p>8.352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ce1">
            <text:p>8.37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ce1">
            <text:p>8.42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ce1">
            <text:p>8.44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ce1">
            <text:p>8.47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ce1">
            <text:p>8.49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52" table:style-name="ce1">
            <text:p>8.52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ce1">
            <text:p>8.54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ce1">
            <text:p>8.56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ce1">
            <text:p>8.59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ce1">
            <text:p>8.616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64" table:style-name="ce1">
            <text:p>8.64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ce1">
            <text:p>8.6640005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ce1">
            <text:p>8.688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ce1">
            <text:p>8.71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ce1">
            <text:p>8.736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ce1">
            <text:p>8.784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ce1">
            <text:p>8.8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ce1">
            <text:p>8.8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ce1">
            <text:p>8.8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ce1">
            <text:p>8.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ce1">
            <text:p>8.9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ce1">
            <text:p>8.92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952" table:style-name="ce1">
            <text:p>8.95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ce1">
            <text:p>8.9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ce1">
            <text:p>9.0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048" table:style-name="ce1">
            <text:p>9.0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ce1">
            <text:p>9.0720005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ce1">
            <text:p>9.0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ce1">
            <text:p>9.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ce1">
            <text:p>9.1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ce1">
            <text:p>9.168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ce1">
            <text:p>9.19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ce1">
            <text:p>9.216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9.24" table:style-name="ce1">
            <text:p>9.24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ce1">
            <text:p>9.264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ce1">
            <text:p>9.288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ce1">
            <text:p>9.312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ce1">
            <text:p>9.336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36" table:style-name="ce1">
            <text:p>9.36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ce1">
            <text:p>9.384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ce1">
            <text:p>9.408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ce1">
            <text:p>9.432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ce1">
            <text:p>9.4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ce1">
            <text:p>9.4800005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ce1">
            <text:p>9.5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ce1">
            <text:p>9.5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ce1">
            <text:p>9.5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ce1">
            <text:p>9.5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ce1">
            <text:p>9.624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ce1">
            <text:p>9.64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ce1">
            <text:p>9.6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ce1">
            <text:p>9.6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ce1">
            <text:p>9.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ce1">
            <text:p>9.7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ce1">
            <text:p>9.768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ce1">
            <text:p>9.792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ce1">
            <text:p>9.816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9.84" table:style-name="ce1">
            <text:p>9.84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ce1">
            <text:p>9.864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ce1">
            <text:p>9.8880005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ce1">
            <text:p>9.912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ce1">
            <text:p>9.936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ce1">
            <text:p>9.96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9.984" table:style-name="ce1">
            <text:p>9.984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ce1">
            <text:p>10.008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ce1">
            <text:p>10.032001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ce1">
            <text:p>10.056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0.08" table:style-name="ce1">
            <text:p>10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ce1">
            <text:p>10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128" table:style-name="ce1">
            <text:p>10.12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ce1">
            <text:p>10.1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176" table:style-name="ce1">
            <text:p>10.1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224" table:style-name="ce1">
            <text:p>10.224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ce1">
            <text:p>10.248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272" table:style-name="ce1">
            <text:p>10.272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ce1">
            <text:p>10.2960005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32" table:style-name="ce1">
            <text:p>10.32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ce1">
            <text:p>10.344</text:p>
          </table:table-cell>
          <table:table-cell office:value-type="float" office:value="940.95" table:style-name="ce1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368" table:style-name="ce1">
            <text:p>10.368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ce1">
            <text:p>10.392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0.416" table:style-name="ce1">
            <text:p>10.416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ce1">
            <text:p>10.440001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0.464" table:style-name="ce1">
            <text:p>10.464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0.488" table:style-name="ce1">
            <text:p>10.488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0.512" table:style-name="ce1">
            <text:p>10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536" table:style-name="ce1">
            <text:p>10.5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56" table:style-name="ce1">
            <text:p>10.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584" table:style-name="ce1">
            <text:p>10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ce1">
            <text:p>10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632" table:style-name="ce1">
            <text:p>10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ce1">
            <text:p>10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68" table:style-name="ce1">
            <text:p>10.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ce1">
            <text:p>10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728" table:style-name="ce1">
            <text:p>10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ce1">
            <text:p>10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776" table:style-name="ce1">
            <text:p>10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.824" table:style-name="ce1">
            <text:p>10.82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ce1">
            <text:p>10.84800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872" table:style-name="ce1">
            <text:p>10.8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ce1">
            <text:p>10.89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92" table:style-name="ce1">
            <text:p>10.92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ce1">
            <text:p>10.944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0.968" table:style-name="ce1">
            <text:p>10.968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ce1">
            <text:p>10.992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1.016" table:style-name="ce1">
            <text:p>11.016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1.04" table:style-name="ce1">
            <text:p>11.04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1.064" table:style-name="ce1">
            <text:p>11.064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ce1">
            <text:p>11.088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1.112" table:style-name="ce1">
            <text:p>11.112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ce1">
            <text:p>11.136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1.16" table:style-name="ce1">
            <text:p>11.16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ce1">
            <text:p>11.184</text:p>
          </table:table-cell>
          <table:table-cell office:value-type="float" office:value="910.95" table:style-name="ce1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11.208" table:style-name="ce1">
            <text:p>11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ce1">
            <text:p>11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ce1">
            <text:p>11.25600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28" table:style-name="ce1">
            <text:p>11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304" table:style-name="ce1">
            <text:p>11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ce1">
            <text:p>11.3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352" table:style-name="ce1">
            <text:p>11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ce1">
            <text:p>11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ce1">
            <text:p>11.4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ce1">
            <text:p>11.4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448" table:style-name="ce1">
            <text:p>11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472" table:style-name="ce1">
            <text:p>11.4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496" table:style-name="ce1">
            <text:p>11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52" table:style-name="ce1">
            <text:p>11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544" table:style-name="ce1">
            <text:p>11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568" table:style-name="ce1">
            <text:p>11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ce1">
            <text:p>11.5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616" table:style-name="ce1">
            <text:p>11.6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64" table:style-name="ce1">
            <text:p>11.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ce1">
            <text:p>11.664000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ce1">
            <text:p>11.6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712" table:style-name="ce1">
            <text:p>11.71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ce1">
            <text:p>11.73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76" table:style-name="ce1">
            <text:p>11.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ce1">
            <text:p>11.78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ce1">
            <text:p>11.80800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ce1">
            <text:p>11.83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56" table:style-name="ce1">
            <text:p>11.85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8" table:style-name="ce1">
            <text:p>11.8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04" table:style-name="ce1">
            <text:p>11.90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ce1">
            <text:p>11.92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52" table:style-name="ce1">
            <text:p>11.95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ce1">
            <text:p>11.9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ce1">
            <text:p>12.0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048" table:style-name="ce1">
            <text:p>12.04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ce1">
            <text:p>12.0720005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096" table:style-name="ce1">
            <text:p>12.09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2" table:style-name="ce1">
            <text:p>12.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44" table:style-name="ce1">
            <text:p>12.1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ce1">
            <text:p>12.16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92" table:style-name="ce1">
            <text:p>12.19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ce1">
            <text:p>12.21600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4" table:style-name="ce1">
            <text:p>12.2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ce1">
            <text:p>12.26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88" table:style-name="ce1">
            <text:p>12.28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ce1">
            <text:p>12.3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36" table:style-name="ce1">
            <text:p>12.33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6" table:style-name="ce1">
            <text:p>12.3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84" table:style-name="ce1">
            <text:p>12.38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ce1">
            <text:p>12.40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32" table:style-name="ce1">
            <text:p>12.43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56" table:style-name="ce1">
            <text:p>12.45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ce1">
            <text:p>12.4800005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504" table:style-name="ce1">
            <text:p>12.5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28" table:style-name="ce1">
            <text:p>12.5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52" table:style-name="ce1">
            <text:p>12.5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ce1">
            <text:p>12.5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ce1">
            <text:p>12.624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648" table:style-name="ce1">
            <text:p>12.6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ce1">
            <text:p>12.6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696" table:style-name="ce1">
            <text:p>12.6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72" table:style-name="ce1">
            <text:p>12.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744" table:style-name="ce1">
            <text:p>12.7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ce1">
            <text:p>12.7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792" table:style-name="ce1">
            <text:p>12.7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ce1">
            <text:p>12.8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4" table:style-name="ce1">
            <text:p>12.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ce1">
            <text:p>12.8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ce1">
            <text:p>12.8880005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ce1">
            <text:p>12.9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36" table:style-name="ce1">
            <text:p>12.9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6" table:style-name="ce1">
            <text:p>12.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84" table:style-name="ce1">
            <text:p>12.9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ce1">
            <text:p>13.0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ce1">
            <text:p>13.032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ce1">
            <text:p>13.0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08" table:style-name="ce1">
            <text:p>13.0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ce1">
            <text:p>13.1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128" table:style-name="ce1">
            <text:p>13.12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ce1">
            <text:p>13.1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176" table:style-name="ce1">
            <text:p>13.1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224" table:style-name="ce1">
            <text:p>13.2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ce1">
            <text:p>13.2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272" table:style-name="ce1">
            <text:p>13.2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ce1">
            <text:p>13.2960005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32" table:style-name="ce1">
            <text:p>13.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ce1">
            <text:p>13.3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368" table:style-name="ce1">
            <text:p>13.3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ce1">
            <text:p>13.3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416" table:style-name="ce1">
            <text:p>13.4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ce1">
            <text:p>13.440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464" table:style-name="ce1">
            <text:p>13.4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488" table:style-name="ce1">
            <text:p>13.4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512" table:style-name="ce1">
            <text:p>13.5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536" table:style-name="ce1">
            <text:p>13.5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56" table:style-name="ce1">
            <text:p>13.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ce1">
            <text:p>13.58400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ce1">
            <text:p>13.60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3.632" table:style-name="ce1">
            <text:p>13.6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ce1">
            <text:p>13.6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68" table:style-name="ce1">
            <text:p>13.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ce1">
            <text:p>13.7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728" table:style-name="ce1">
            <text:p>13.72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ce1">
            <text:p>13.7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776" table:style-name="ce1">
            <text:p>13.7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824" table:style-name="ce1">
            <text:p>13.8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ce1">
            <text:p>13.848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872" table:style-name="ce1">
            <text:p>13.8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ce1">
            <text:p>13.8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92" table:style-name="ce1">
            <text:p>13.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ce1">
            <text:p>13.9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968" table:style-name="ce1">
            <text:p>13.9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ce1">
            <text:p>13.992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016" table:style-name="ce1">
            <text:p>14.0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04" table:style-name="ce1">
            <text:p>14.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064" table:style-name="ce1">
            <text:p>14.0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ce1">
            <text:p>14.0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112" table:style-name="ce1">
            <text:p>14.1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ce1">
            <text:p>14.1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16" table:style-name="ce1">
            <text:p>14.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ce1">
            <text:p>14.1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208" table:style-name="ce1">
            <text:p>14.20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ce1">
            <text:p>14.23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ce1">
            <text:p>14.2560005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28" table:style-name="ce1">
            <text:p>14.2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304" table:style-name="ce1">
            <text:p>14.30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ce1">
            <text:p>14.32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352" table:style-name="ce1">
            <text:p>14.35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ce1">
            <text:p>14.37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ce1">
            <text:p>14.40000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ce1">
            <text:p>14.42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448" table:style-name="ce1">
            <text:p>14.44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472" table:style-name="ce1">
            <text:p>14.47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496" table:style-name="ce1">
            <text:p>14.49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52" table:style-name="ce1">
            <text:p>14.5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544" table:style-name="ce1">
            <text:p>14.54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568" table:style-name="ce1">
            <text:p>14.56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ce1">
            <text:p>14.5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616" table:style-name="ce1">
            <text:p>14.6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64" table:style-name="ce1">
            <text:p>14.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ce1">
            <text:p>14.6640005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ce1">
            <text:p>14.6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712" table:style-name="ce1">
            <text:p>14.7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ce1">
            <text:p>14.7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76" table:style-name="ce1">
            <text:p>14.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ce1">
            <text:p>14.7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ce1">
            <text:p>14.808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ce1">
            <text:p>14.8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856" table:style-name="ce1">
            <text:p>14.8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88" table:style-name="ce1">
            <text:p>14.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904" table:style-name="ce1">
            <text:p>14.9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ce1">
            <text:p>14.92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952" table:style-name="ce1">
            <text:p>14.9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ce1">
            <text:p>14.9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ce1">
            <text:p>15.0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48" table:style-name="ce1">
            <text:p>15.0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ce1">
            <text:p>15.0720005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96" table:style-name="ce1">
            <text:p>15.0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12" table:style-name="ce1">
            <text:p>15.1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144" table:style-name="ce1">
            <text:p>15.14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ce1">
            <text:p>15.16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192" table:style-name="ce1">
            <text:p>15.19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ce1">
            <text:p>15.21600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24" table:style-name="ce1">
            <text:p>15.2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ce1">
            <text:p>15.26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288" table:style-name="ce1">
            <text:p>15.28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ce1">
            <text:p>15.31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336" table:style-name="ce1">
            <text:p>15.33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ce1">
            <text:p>15.360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384" table:style-name="ce1">
            <text:p>15.3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ce1">
            <text:p>15.4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432" table:style-name="ce1">
            <text:p>15.4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456" table:style-name="ce1">
            <text:p>15.4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ce1">
            <text:p>15.4800005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504" table:style-name="ce1">
            <text:p>15.5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528" table:style-name="ce1">
            <text:p>15.52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552" table:style-name="ce1">
            <text:p>15.5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ce1">
            <text:p>15.5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ce1">
            <text:p>15.624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648" table:style-name="ce1">
            <text:p>15.6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ce1">
            <text:p>15.6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696" table:style-name="ce1">
            <text:p>15.6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72" table:style-name="ce1">
            <text:p>15.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744" table:style-name="ce1">
            <text:p>15.7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ce1">
            <text:p>15.768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792" table:style-name="ce1">
            <text:p>15.7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ce1">
            <text:p>15.8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84" table:style-name="ce1">
            <text:p>15.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ce1">
            <text:p>15.8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ce1">
            <text:p>15.8880005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ce1">
            <text:p>15.9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936" table:style-name="ce1">
            <text:p>15.9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96" table:style-name="ce1">
            <text:p>15.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984" table:style-name="ce1">
            <text:p>15.9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ce1">
            <text:p>16.0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32" table:style-name="ce1">
            <text:p>16.0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ce1">
            <text:p>16.0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ce1">
            <text:p>16.0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ce1">
            <text:p>16.1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128" table:style-name="ce1">
            <text:p>16.12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ce1">
            <text:p>16.1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ce1">
            <text:p>16.1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224" table:style-name="ce1">
            <text:p>16.2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ce1">
            <text:p>16.2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ce1">
            <text:p>16.2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ce1">
            <text:p>16.2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32" table:style-name="ce1">
            <text:p>16.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ce1">
            <text:p>16.3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ce1">
            <text:p>16.3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ce1">
            <text:p>16.3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416" table:style-name="ce1">
            <text:p>16.4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ce1">
            <text:p>16.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ce1">
            <text:p>16.46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88" table:style-name="ce1">
            <text:p>16.4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ce1">
            <text:p>16.512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ce1">
            <text:p>16.5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ce1">
            <text:p>16.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584" table:style-name="ce1">
            <text:p>16.5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ce1">
            <text:p>16.6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ce1">
            <text:p>16.6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ce1">
            <text:p>16.6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68" table:style-name="ce1">
            <text:p>16.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ce1">
            <text:p>16.7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ce1">
            <text:p>16.7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ce1">
            <text:p>16.7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ce1">
            <text:p>16.776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ce1">
            <text:p>16.8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ce1">
            <text:p>16.84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72" table:style-name="ce1">
            <text:p>16.8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ce1">
            <text:p>16.8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ce1">
            <text:p>16.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ce1">
            <text:p>16.9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968" table:style-name="ce1">
            <text:p>16.9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ce1">
            <text:p>16.9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ce1">
            <text:p>17.0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04" table:style-name="ce1">
            <text:p>17.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ce1">
            <text:p>17.064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ce1">
            <text:p>17.0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ce1">
            <text:p>17.11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ce1">
            <text:p>17.13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16" table:style-name="ce1">
            <text:p>17.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ce1">
            <text:p>17.1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ce1">
            <text:p>17.2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ce1">
            <text:p>17.2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256" table:style-name="ce1">
            <text:p>17.2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28" table:style-name="ce1">
            <text:p>17.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ce1">
            <text:p>17.3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ce1">
            <text:p>17.328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352" table:style-name="ce1">
            <text:p>17.3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ce1">
            <text:p>17.3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ce1">
            <text:p>17.4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448" table:style-name="ce1">
            <text:p>17.44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ce1">
            <text:p>17.4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ce1">
            <text:p>17.4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52" table:style-name="ce1">
            <text:p>17.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544" table:style-name="ce1">
            <text:p>17.5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ce1">
            <text:p>17.5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ce1">
            <text:p>17.592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616" table:style-name="ce1">
            <text:p>17.6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64" table:style-name="ce1">
            <text:p>17.6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ce1">
            <text:p>17.66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ce1">
            <text:p>17.6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712" table:style-name="ce1">
            <text:p>17.71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ce1">
            <text:p>17.73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ce1">
            <text:p>17.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ce1">
            <text:p>17.78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808" table:style-name="ce1">
            <text:p>17.80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ce1">
            <text:p>17.8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ce1">
            <text:p>17.8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ce1">
            <text:p>17.880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904" table:style-name="ce1">
            <text:p>17.9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ce1">
            <text:p>17.92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ce1">
            <text:p>17.95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ce1">
            <text:p>17.9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ce1">
            <text:p>18.0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ce1">
            <text:p>18.0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ce1">
            <text:p>18.0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96" table:style-name="ce1">
            <text:p>18.0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12" table:style-name="ce1">
            <text:p>18.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ce1">
            <text:p>18.144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ce1">
            <text:p>18.1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192" table:style-name="ce1">
            <text:p>18.1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ce1">
            <text:p>18.2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ce1">
            <text:p>18.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ce1">
            <text:p>18.26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288" table:style-name="ce1">
            <text:p>18.28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ce1">
            <text:p>18.3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ce1">
            <text:p>18.33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36" table:style-name="ce1">
            <text:p>18.3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384" table:style-name="ce1">
            <text:p>18.38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ce1">
            <text:p>18.40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ce1">
            <text:p>18.43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456" table:style-name="ce1">
            <text:p>18.45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48" table:style-name="ce1">
            <text:p>18.4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ce1">
            <text:p>18.50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ce1">
            <text:p>18.52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52" table:style-name="ce1">
            <text:p>18.5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ce1">
            <text:p>18.5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ce1">
            <text:p>18.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ce1">
            <text:p>18.62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48" table:style-name="ce1">
            <text:p>18.64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ce1">
            <text:p>18.6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ce1">
            <text:p>18.69600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72" table:style-name="ce1">
            <text:p>18.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744" table:style-name="ce1">
            <text:p>18.74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ce1">
            <text:p>18.76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ce1">
            <text:p>18.79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ce1">
            <text:p>18.81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84" table:style-name="ce1">
            <text:p>18.8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ce1">
            <text:p>18.8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ce1">
            <text:p>18.8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ce1">
            <text:p>18.91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936" table:style-name="ce1">
            <text:p>18.93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ce1">
            <text:p>18.96000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ce1">
            <text:p>18.98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ce1">
            <text:p>19.00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032" table:style-name="ce1">
            <text:p>19.03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ce1">
            <text:p>19.05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ce1">
            <text:p>19.0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ce1">
            <text:p>19.10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28" table:style-name="ce1">
            <text:p>19.12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ce1">
            <text:p>19.15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ce1">
            <text:p>19.17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24" table:style-name="ce1">
            <text:p>19.22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ce1">
            <text:p>19.24800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ce1">
            <text:p>19.27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ce1">
            <text:p>19.29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32" table:style-name="ce1">
            <text:p>19.3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ce1">
            <text:p>19.3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ce1">
            <text:p>19.36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ce1">
            <text:p>19.3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16" table:style-name="ce1">
            <text:p>19.4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ce1">
            <text:p>19.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ce1">
            <text:p>19.46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88" table:style-name="ce1">
            <text:p>19.4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ce1">
            <text:p>19.512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ce1">
            <text:p>19.53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ce1">
            <text:p>19.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84" table:style-name="ce1">
            <text:p>19.58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ce1">
            <text:p>19.60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ce1">
            <text:p>19.6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ce1">
            <text:p>19.6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68" table:style-name="ce1">
            <text:p>19.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ce1">
            <text:p>19.7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ce1">
            <text:p>19.7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ce1">
            <text:p>19.7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ce1">
            <text:p>19.776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" table:style-name="ce1">
            <text:p>19.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ce1">
            <text:p>19.8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ce1">
            <text:p>19.84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72" table:style-name="ce1">
            <text:p>19.8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ce1">
            <text:p>19.8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ce1">
            <text:p>19.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ce1">
            <text:p>19.9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68" table:style-name="ce1">
            <text:p>19.9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ce1">
            <text:p>19.9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ce1">
            <text:p>20.0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04" table:style-name="ce1">
            <text:p>20.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ce1">
            <text:p>20.064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ce1">
            <text:p>20.0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ce1">
            <text:p>20.11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ce1">
            <text:p>20.13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16" table:style-name="ce1">
            <text:p>20.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ce1">
            <text:p>20.18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ce1">
            <text:p>20.20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ce1">
            <text:p>20.2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56" table:style-name="ce1">
            <text:p>20.2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8" table:style-name="ce1">
            <text:p>20.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ce1">
            <text:p>20.3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ce1">
            <text:p>20.32800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52" table:style-name="ce1">
            <text:p>20.35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ce1">
            <text:p>20.37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ce1">
            <text:p>20.42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48" table:style-name="ce1">
            <text:p>20.44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ce1">
            <text:p>20.47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ce1">
            <text:p>20.49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2" table:style-name="ce1">
            <text:p>20.5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44" table:style-name="ce1">
            <text:p>20.5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ce1">
            <text:p>20.56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ce1">
            <text:p>20.59200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ce1">
            <text:p>20.61600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4" table:style-name="ce1">
            <text:p>20.6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ce1">
            <text:p>20.66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ce1">
            <text:p>20.68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12" table:style-name="ce1">
            <text:p>20.7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ce1">
            <text:p>20.73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6" table:style-name="ce1">
            <text:p>20.7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ce1">
            <text:p>20.78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08" table:style-name="ce1">
            <text:p>20.80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ce1">
            <text:p>20.83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ce1">
            <text:p>20.8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ce1">
            <text:p>20.88000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04" table:style-name="ce1">
            <text:p>20.90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ce1">
            <text:p>20.92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ce1">
            <text:p>20.9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ce1">
            <text:p>20.9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ce1">
            <text:p>21.02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ce1">
            <text:p>21.04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ce1">
            <text:p>21.0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96" table:style-name="ce1">
            <text:p>21.09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2" table:style-name="ce1">
            <text:p>21.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ce1">
            <text:p>21.144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ce1">
            <text:p>21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192" table:style-name="ce1">
            <text:p>21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ce1">
            <text:p>21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24" table:style-name="ce1">
            <text:p>21.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ce1">
            <text:p>21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288" table:style-name="ce1">
            <text:p>21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ce1">
            <text:p>21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ce1">
            <text:p>21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36" table:style-name="ce1">
            <text:p>21.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384" table:style-name="ce1">
            <text:p>21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ce1">
            <text:p>21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ce1">
            <text:p>21.432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456" table:style-name="ce1">
            <text:p>21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48" table:style-name="ce1">
            <text:p>21.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ce1">
            <text:p>21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ce1">
            <text:p>21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552" table:style-name="ce1">
            <text:p>21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ce1">
            <text:p>21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ce1">
            <text:p>21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1">
            <text:p>21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ce1">
            <text:p>21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ce1">
            <text:p>21.696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72" table:style-name="ce1">
            <text:p>21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744" table:style-name="ce1">
            <text:p>21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ce1">
            <text:p>21.7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ce1">
            <text:p>21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ce1">
            <text:p>21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84" table:style-name="ce1">
            <text:p>21.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ce1">
            <text:p>21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ce1">
            <text:p>21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ce1">
            <text:p>21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936" table:style-name="ce1">
            <text:p>21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ce1">
            <text:p>21.96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ce1">
            <text:p>21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ce1">
            <text:p>22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032" table:style-name="ce1">
            <text:p>22.0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ce1">
            <text:p>22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08" table:style-name="ce1">
            <text:p>22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ce1">
            <text:p>22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128" table:style-name="ce1">
            <text:p>22.1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ce1">
            <text:p>22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ce1">
            <text:p>22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2" table:style-name="ce1">
            <text:p>22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224" table:style-name="ce1">
            <text:p>22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ce1">
            <text:p>22.248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ce1">
            <text:p>22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ce1">
            <text:p>22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32" table:style-name="ce1">
            <text:p>22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ce1">
            <text:p>22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ce1">
            <text:p>22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ce1">
            <text:p>22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16" table:style-name="ce1">
            <text:p>22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4" table:style-name="ce1">
            <text:p>22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ce1">
            <text:p>22.4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88" table:style-name="ce1">
            <text:p>22.4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ce1">
            <text:p>22.51200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ce1">
            <text:p>22.53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6" table:style-name="ce1">
            <text:p>22.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84" table:style-name="ce1">
            <text:p>22.58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ce1">
            <text:p>22.60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ce1">
            <text:p>22.63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ce1">
            <text:p>22.6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8" table:style-name="ce1">
            <text:p>22.6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ce1">
            <text:p>22.70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ce1">
            <text:p>22.72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ce1">
            <text:p>22.7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ce1">
            <text:p>22.77600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ce1">
            <text:p>22.80000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ce1">
            <text:p>22.82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ce1">
            <text:p>22.84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72" table:style-name="ce1">
            <text:p>22.8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ce1">
            <text:p>22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2" table:style-name="ce1">
            <text:p>22.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ce1">
            <text:p>22.9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68" table:style-name="ce1">
            <text:p>22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ce1">
            <text:p>22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ce1">
            <text:p>23.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4" table:style-name="ce1">
            <text:p>23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ce1">
            <text:p>23.064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ce1">
            <text:p>23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ce1">
            <text:p>23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ce1">
            <text:p>23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6" table:style-name="ce1">
            <text:p>23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ce1">
            <text:p>23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ce1">
            <text:p>23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ce1">
            <text:p>23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56" table:style-name="ce1">
            <text:p>23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8" table:style-name="ce1">
            <text:p>23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ce1">
            <text:p>23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ce1">
            <text:p>23.328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52" table:style-name="ce1">
            <text:p>23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ce1">
            <text:p>23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ce1">
            <text:p>23.4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48" table:style-name="ce1">
            <text:p>23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ce1">
            <text:p>23.4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ce1">
            <text:p>23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44" table:style-name="ce1">
            <text:p>23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ce1">
            <text:p>23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ce1">
            <text:p>23.592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ce1">
            <text:p>23.616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4" table:style-name="ce1">
            <text:p>23.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ce1">
            <text:p>23.6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ce1">
            <text:p>23.6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12" table:style-name="ce1">
            <text:p>23.7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ce1">
            <text:p>23.7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6" table:style-name="ce1">
            <text:p>23.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ce1">
            <text:p>23.7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08" table:style-name="ce1">
            <text:p>23.8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ce1">
            <text:p>23.8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ce1">
            <text:p>23.8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ce1">
            <text:p>23.88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04" table:style-name="ce1">
            <text:p>23.9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ce1">
            <text:p>23.9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ce1">
            <text:p>23.9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ce1">
            <text:p>23.9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BROWN, ALEXANDER CIV USAF AFMC 518 SWES/MXDEC</dc:creator>
    <dc:date>2024-05-14T16:00:27Z</dc:date>
    <meta:editing-cycles>23</meta:editing-cycles>
    <meta:editing-duration>PT1314S</meta:editing-duration>
  </office:meta>
</office:document-meta>
</file>